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typ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Cat seed</text:p>
          </table:table-cell>
          <table:table-cell office:value-type="string" calcext:value-type="string">
            <text:p>EPOCH</text:p>
          </table:table-cell>
          <table:table-cell table:number-columns-repeated="5"/>
          <table:table-cell office:value-type="string" calcext:value-type="string">
            <text:p>AU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odeltyp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AT</text:p>
          </table:table-cell>
          <table:table-cell table:number-columns-repeated="3"/>
          <table:table-cell office:value-type="string" calcext:value-type="string">
            <text:p>Epoch</text:p>
          </table:table-cell>
          <table:table-cell office:value-type="string" calcext:value-type="string">
            <text:p>concat</text:p>
          </table:table-cell>
          <table:table-cell office:value-type="string" calcext:value-type="string">
            <text:p>seed concat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375" calcext:value-type="float">
            <text:p>3375</text:p>
          </table:table-cell>
          <table:table-cell office:value-type="float" office:value="0.909259" calcext:value-type="float">
            <text:p>0.909259</text:p>
          </table:table-cell>
          <table:table-cell office:value-type="float" office:value="0.8446" calcext:value-type="float">
            <text:p>0.8446</text:p>
          </table:table-cell>
          <table:table-cell office:value-type="string" calcext:value-type="string">
            <text:p>XP</text:p>
          </table:table-cell>
          <table:table-cell table:formula="of:=COM.MICROSOFT.CONCAT([.A2:.B2])" office:value-type="string" office:string-value="PNEUMONIA4X4" calcext:value-type="string">
            <text:p>PNEUMONIA4X4</text:p>
          </table:table-cell>
          <table:table-cell office:value-type="float" office:value="1" calcext:value-type="float">
            <text:p>1</text:p>
          </table:table-cell>
          <table:table-cell table:formula="of:=COM.MICROSOFT.CONCAT([.G2];[.H2])" office:value-type="string" office:string-value="PNEUMONIA4X41" calcext:value-type="string">
            <text:p>PNEUMONIA4X41</text:p>
          </table:table-cell>
          <table:table-cell table:formula="of:=SUMIF([.AF$1:.AF$1048576];[.I$1:.I$1048576];[.AD$1:.AD$1048576])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table:formula="of:=SUMIF([.$G$1:.$G$1048576];COM.MICROSOFT.CONCAT([.$N2:.$O2]);[.D$1:.D$1048576])/10" office:value-type="float" office:value="0.9037702" calcext:value-type="float">
            <text:p>0.9037702</text:p>
          </table:table-cell>
          <table:table-cell table:formula="of:=SUMIF([.$G$1:.$G$1048576];COM.MICROSOFT.CONCAT([.$N2:.$O2]);[.E$1:.E$1048576])/10" office:value-type="float" office:value="0.84906" calcext:value-type="float">
            <text:p>0.84906</text:p>
          </table:table-cell>
          <table:table-cell table:number-columns-repeated="2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17" calcext:value-type="float">
            <text:p>4917</text:p>
          </table:table-cell>
          <table:table-cell office:value-type="float" office:value="0.787764" calcext:value-type="float">
            <text:p>0.787764</text:p>
          </table:table-cell>
          <table:table-cell office:value-type="float" office:value="0.6529" calcext:value-type="float">
            <text:p>0.6529</text:p>
          </table:table-cell>
          <table:table-cell office:value-type="string" calcext:value-type="string">
            <text:p>TITANX</text:p>
          </table:table-cell>
          <table:table-cell table:formula="of:=COM.MICROSOFT.CONCAT([.T2:.U2])" office:value-type="string" office:string-value="MELANOMA4X4" calcext:value-type="string">
            <text:p>MELANOMA4X4</text:p>
          </table:table-cell>
          <table:table-cell/>
          <table:table-cell office:value-type="float" office:value="787764" calcext:value-type="float">
            <text:p>7877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1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440" calcext:value-type="float">
            <text:p>3440</text:p>
          </table:table-cell>
          <table:table-cell office:value-type="float" office:value="0.904558" calcext:value-type="float">
            <text:p>0.904558</text:p>
          </table:table-cell>
          <table:table-cell office:value-type="float" office:value="0.8622" calcext:value-type="float">
            <text:p>0.8622</text:p>
          </table:table-cell>
          <table:table-cell office:value-type="string" calcext:value-type="string">
            <text:p>XP</text:p>
          </table:table-cell>
          <table:table-cell table:formula="of:=COM.MICROSOFT.CONCAT([.A3:.B3])" office:value-type="string" office:string-value="PNEUMONIA4X4" calcext:value-type="string">
            <text:p>PNEUMONIA4X4</text:p>
          </table:table-cell>
          <table:table-cell office:value-type="float" office:value="3" calcext:value-type="float">
            <text:p>3</text:p>
          </table:table-cell>
          <table:table-cell table:formula="of:=COM.MICROSOFT.CONCAT([.G3];[.H3])" office:value-type="string" office:string-value="PNEUMONIA4X43" calcext:value-type="string">
            <text:p>PNEUMONIA4X43</text:p>
          </table:table-cell>
          <table:table-cell table:formula="of:=SUMIF([.AF$1:.AF$1048576];[.I$1:.I$1048576];[.AD$1:.AD$1048576])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table:formula="of:=SUMIF([.$G$1:.$G$1048576];COM.MICROSOFT.CONCAT([.$N3:.$O3]);[.D$1:.D$1048576])/10" office:value-type="float" office:value="0.9053059" calcext:value-type="float">
            <text:p>0.9053059</text:p>
          </table:table-cell>
          <table:table-cell table:formula="of:=SUMIF([.$G$1:.$G$1048576];COM.MICROSOFT.CONCAT([.$N3:.$O3]);[.E$1:.E$1048576])/10" office:value-type="float" office:value="0.86166" calcext:value-type="float">
            <text:p>0.86166</text:p>
          </table:table-cell>
          <table:table-cell table:number-columns-repeated="2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20" calcext:value-type="float">
            <text:p>4920</text:p>
          </table:table-cell>
          <table:table-cell office:value-type="float" office:value="0.798103" calcext:value-type="float">
            <text:p>0.798103</text:p>
          </table:table-cell>
          <table:table-cell office:value-type="float" office:value="0.6254" calcext:value-type="float">
            <text:p>0.6254</text:p>
          </table:table-cell>
          <table:table-cell office:value-type="string" calcext:value-type="string">
            <text:p>TITANX</text:p>
          </table:table-cell>
          <table:table-cell table:formula="of:=COM.MICROSOFT.CONCAT([.T3:.U3])" office:value-type="string" office:string-value="MELANOMA4X4" calcext:value-type="string">
            <text:p>MELANOMA4X4</text:p>
          </table:table-cell>
          <table:table-cell/>
          <table:table-cell office:value-type="float" office:value="798103" calcext:value-type="float">
            <text:p>7981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10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472" calcext:value-type="float">
            <text:p>3472</text:p>
          </table:table-cell>
          <table:table-cell office:value-type="float" office:value="0.899474" calcext:value-type="float">
            <text:p>0.899474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XP</text:p>
          </table:table-cell>
          <table:table-cell table:formula="of:=COM.MICROSOFT.CONCAT([.A4:.B4])" office:value-type="string" office:string-value="PNEUMONIA4X4" calcext:value-type="string">
            <text:p>PNEUMONIA4X4</text:p>
          </table:table-cell>
          <table:table-cell office:value-type="float" office:value="2" calcext:value-type="float">
            <text:p>2</text:p>
          </table:table-cell>
          <table:table-cell table:formula="of:=COM.MICROSOFT.CONCAT([.G4];[.H4])" office:value-type="string" office:string-value="PNEUMONIA4X42" calcext:value-type="string">
            <text:p>PNEUMONIA4X42</text:p>
          </table:table-cell>
          <table:table-cell table:formula="of:=SUMIF([.AF$1:.AF$1048576];[.I$1:.I$1048576];[.AD$1:.AD$1048576])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table:formula="of:=SUMIF([.$G$1:.$G$1048576];COM.MICROSOFT.CONCAT([.$N4:.$O4]);[.D$1:.D$1048576])/10" office:value-type="float" office:value="0.9033352" calcext:value-type="float">
            <text:p>0.9033352</text:p>
          </table:table-cell>
          <table:table-cell table:formula="of:=SUMIF([.$G$1:.$G$1048576];COM.MICROSOFT.CONCAT([.$N4:.$O4]);[.E$1:.E$1048576])/10" office:value-type="float" office:value="0.843423" calcext:value-type="float">
            <text:p>0.843423</text:p>
          </table:table-cell>
          <table:table-cell table:number-columns-repeated="2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7104" calcext:value-type="float">
            <text:p>7104</text:p>
          </table:table-cell>
          <table:table-cell table:formula="of:=[.Y4]/1000000" office:value-type="string" office:string-value="" calcext:value-type="error">
            <text:p>#VALUE!</text:p>
          </table:table-cell>
          <table:table-cell table:formula="of:=[.Z4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4:.U4])" office:value-type="string" office:string-value="MELANOMA4X4" calcext:value-type="string">
            <text:p>MELANOMA4X4</text:p>
          </table:table-cell>
          <table:table-cell/>
          <table:table-cell office:value-type="float" office:value="799433" calcext:value-type="float">
            <text:p>7994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2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535" calcext:value-type="float">
            <text:p>3535</text:p>
          </table:table-cell>
          <table:table-cell office:value-type="float" office:value="0.899277" calcext:value-type="float">
            <text:p>0.899277</text:p>
          </table:table-cell>
          <table:table-cell office:value-type="float" office:value="0.8446" calcext:value-type="float">
            <text:p>0.8446</text:p>
          </table:table-cell>
          <table:table-cell office:value-type="string" calcext:value-type="string">
            <text:p>XP</text:p>
          </table:table-cell>
          <table:table-cell table:formula="of:=COM.MICROSOFT.CONCAT([.A5:.B5])" office:value-type="string" office:string-value="PNEUMONIA4X4" calcext:value-type="string">
            <text:p>PNEUMONIA4X4</text:p>
          </table:table-cell>
          <table:table-cell office:value-type="float" office:value="4" calcext:value-type="float">
            <text:p>4</text:p>
          </table:table-cell>
          <table:table-cell table:formula="of:=COM.MICROSOFT.CONCAT([.G5];[.H5])" office:value-type="string" office:string-value="PNEUMONIA4X44" calcext:value-type="string">
            <text:p>PNEUMONIA4X44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table:formula="of:=SUMIF([.$G$1:.$G$1048576];COM.MICROSOFT.CONCAT([.$N5:.$O5]);[.D$1:.D$1048576])/10" office:value-type="float" office:value="0.7957561" calcext:value-type="float">
            <text:p>0.7957561</text:p>
          </table:table-cell>
          <table:table-cell table:formula="of:=SUMIF([.$G$1:.$G$1048576];COM.MICROSOFT.CONCAT([.$N5:.$O5]);[.E$1:.E$1048576])/10" office:value-type="float" office:value="0.65184" calcext:value-type="float">
            <text:p>0.65184</text:p>
          </table:table-cell>
          <table:table-cell table:number-columns-repeated="2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08" calcext:value-type="float">
            <text:p>4908</text:p>
          </table:table-cell>
          <table:table-cell table:formula="of:=[.Y5]/1000000" office:value-type="string" office:string-value="" calcext:value-type="error">
            <text:p>#VALUE!</text:p>
          </table:table-cell>
          <table:table-cell table:formula="of:=[.Z5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5:.U5])" office:value-type="string" office:string-value="MELANOMA4X4" calcext:value-type="string">
            <text:p>MELANOMA4X4</text:p>
          </table:table-cell>
          <table:table-cell/>
          <table:table-cell office:value-type="float" office:value="783867" calcext:value-type="float">
            <text:p>7838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3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688" calcext:value-type="float">
            <text:p>3688</text:p>
          </table:table-cell>
          <table:table-cell office:value-type="float" office:value="0.902158" calcext:value-type="float">
            <text:p>0.902158</text:p>
          </table:table-cell>
          <table:table-cell office:value-type="float" office:value="0.8317" calcext:value-type="float">
            <text:p>0.8317</text:p>
          </table:table-cell>
          <table:table-cell office:value-type="string" calcext:value-type="string">
            <text:p>XP</text:p>
          </table:table-cell>
          <table:table-cell table:formula="of:=COM.MICROSOFT.CONCAT([.A6:.B6])" office:value-type="string" office:string-value="PNEUMONIA4X4" calcext:value-type="string">
            <text:p>PNEUMONIA4X4</text:p>
          </table:table-cell>
          <table:table-cell office:value-type="float" office:value="6" calcext:value-type="float">
            <text:p>6</text:p>
          </table:table-cell>
          <table:table-cell table:formula="of:=COM.MICROSOFT.CONCAT([.G6];[.H6])" office:value-type="string" office:string-value="PNEUMONIA4X46" calcext:value-type="string">
            <text:p>PNEUMONIA4X46</text:p>
          </table:table-cell>
          <table:table-cell table:formula="of:=SUMIF([.AF$1:.AF$1048576];[.I$1:.I$1048576];[.AD$1:.AD$1048576])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table:formula="of:=SUMIF([.$G$1:.$G$1048576];COM.MICROSOFT.CONCAT([.$N6:.$O6]);[.D$1:.D$1048576])/10" office:value-type="float" office:value="0.7976008" calcext:value-type="float">
            <text:p>0.7976008</text:p>
          </table:table-cell>
          <table:table-cell table:formula="of:=SUMIF([.$G$1:.$G$1048576];COM.MICROSOFT.CONCAT([.$N6:.$O6]);[.E$1:.E$1048576])/10" office:value-type="float" office:value="0.64996" calcext:value-type="float">
            <text:p>0.64996</text:p>
          </table:table-cell>
          <table:table-cell table:number-columns-repeated="2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91" calcext:value-type="float">
            <text:p>4991</text:p>
          </table:table-cell>
          <table:table-cell table:formula="of:=[.Y6]/1000000" office:value-type="string" office:string-value="" calcext:value-type="error">
            <text:p>#VALUE!</text:p>
          </table:table-cell>
          <table:table-cell table:formula="of:=[.Z6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6:.U6])" office:value-type="string" office:string-value="MELANOMA4X4" calcext:value-type="string">
            <text:p>MELANOMA4X4</text:p>
          </table:table-cell>
          <table:table-cell/>
          <table:table-cell office:value-type="float" office:value="799804" calcext:value-type="float">
            <text:p>7998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4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4204" calcext:value-type="float">
            <text:p>4204</text:p>
          </table:table-cell>
          <table:table-cell office:value-type="float" office:value="0.909916" calcext:value-type="float">
            <text:p>0.909916</text:p>
          </table:table-cell>
          <table:table-cell office:value-type="float" office:value="0.8606" calcext:value-type="float">
            <text:p>0.8606</text:p>
          </table:table-cell>
          <table:table-cell office:value-type="string" calcext:value-type="string">
            <text:p>PASCAL</text:p>
          </table:table-cell>
          <table:table-cell table:formula="of:=COM.MICROSOFT.CONCAT([.A7:.B7])" office:value-type="string" office:string-value="PNEUMONIA4X4" calcext:value-type="string">
            <text:p>PNEUMONIA4X4</text:p>
          </table:table-cell>
          <table:table-cell office:value-type="float" office:value="5" calcext:value-type="float">
            <text:p>5</text:p>
          </table:table-cell>
          <table:table-cell table:formula="of:=COM.MICROSOFT.CONCAT([.G7];[.H7])" office:value-type="string" office:string-value="PNEUMONIA4X45" calcext:value-type="string">
            <text:p>PNEUMONIA4X45</text:p>
          </table:table-cell>
          <table:table-cell table:formula="of:=SUMIF([.AF$1:.AF$1048576];[.I$1:.I$1048576];[.AD$1:.AD$1048576])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table:formula="of:=SUMIF([.$G$1:.$G$1048576];COM.MICROSOFT.CONCAT([.$N7:.$O7]);[.D$1:.D$1048576])/10" office:value-type="float" office:value="0.7976997" calcext:value-type="float">
            <text:p>0.7976997</text:p>
          </table:table-cell>
          <table:table-cell table:formula="of:=SUMIF([.$G$1:.$G$1048576];COM.MICROSOFT.CONCAT([.$N7:.$O7]);[.E$1:.E$1048576])/10" office:value-type="float" office:value="0.66562" calcext:value-type="float">
            <text:p>0.66562</text:p>
          </table:table-cell>
          <table:table-cell table:number-columns-repeated="2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6970" calcext:value-type="float">
            <text:p>6970</text:p>
          </table:table-cell>
          <table:table-cell table:formula="of:=[.Y7]/1000000" office:value-type="string" office:string-value="" calcext:value-type="error">
            <text:p>#VALUE!</text:p>
          </table:table-cell>
          <table:table-cell table:formula="of:=[.Z7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7:.U7])" office:value-type="string" office:string-value="MELANOMA4X4" calcext:value-type="string">
            <text:p>MELANOMA4X4</text:p>
          </table:table-cell>
          <table:table-cell/>
          <table:table-cell office:value-type="float" office:value="797164" calcext:value-type="float">
            <text:p>7971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5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411" calcext:value-type="float">
            <text:p>3411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542" calcext:value-type="float">
            <text:p>0.8542</text:p>
          </table:table-cell>
          <table:table-cell office:value-type="string" calcext:value-type="string">
            <text:p>XP</text:p>
          </table:table-cell>
          <table:table-cell table:formula="of:=COM.MICROSOFT.CONCAT([.A8:.B8])" office:value-type="string" office:string-value="PNEUMONIA4X4" calcext:value-type="string">
            <text:p>PNEUMONIA4X4</text:p>
          </table:table-cell>
          <table:table-cell office:value-type="float" office:value="7" calcext:value-type="float">
            <text:p>7</text:p>
          </table:table-cell>
          <table:table-cell table:formula="of:=COM.MICROSOFT.CONCAT([.G8];[.H8])" office:value-type="string" office:string-value="PNEUMONIA4X47" calcext:value-type="string">
            <text:p>PNEUMONIA4X47</text:p>
          </table:table-cell>
          <table:table-cell table:formula="of:=SUMIF([.AF$1:.AF$1048576];[.I$1:.I$1048576];[.AD$1:.AD$1048576])"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24" calcext:value-type="float">
            <text:p>4924</text:p>
          </table:table-cell>
          <table:table-cell table:formula="of:=[.Y8]/1000000" office:value-type="string" office:string-value="" calcext:value-type="error">
            <text:p>#VALUE!</text:p>
          </table:table-cell>
          <table:table-cell table:formula="of:=[.Z8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8:.U8])" office:value-type="string" office:string-value="MELANOMA4X4" calcext:value-type="string">
            <text:p>MELANOMA4X4</text:p>
          </table:table-cell>
          <table:table-cell/>
          <table:table-cell office:value-type="float" office:value="798680" calcext:value-type="float">
            <text:p>79868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6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4131" calcext:value-type="float">
            <text:p>4131</text:p>
          </table:table-cell>
          <table:table-cell office:value-type="float" office:value="0.900942" calcext:value-type="float">
            <text:p>0.900942</text:p>
          </table:table-cell>
          <table:table-cell office:value-type="float" office:value="0.8622" calcext:value-type="float">
            <text:p>0.8622</text:p>
          </table:table-cell>
          <table:table-cell office:value-type="string" calcext:value-type="string">
            <text:p>PASCAL</text:p>
          </table:table-cell>
          <table:table-cell table:formula="of:=COM.MICROSOFT.CONCAT([.A9:.B9])" office:value-type="string" office:string-value="PNEUMONIA4X4" calcext:value-type="string">
            <text:p>PNEUMONIA4X4</text:p>
          </table:table-cell>
          <table:table-cell office:value-type="float" office:value="8" calcext:value-type="float">
            <text:p>8</text:p>
          </table:table-cell>
          <table:table-cell table:formula="of:=COM.MICROSOFT.CONCAT([.G9];[.H9])" office:value-type="string" office:string-value="PNEUMONIA4X48" calcext:value-type="string">
            <text:p>PNEUMONIA4X48</text:p>
          </table:table-cell>
          <table:table-cell table:formula="of:=SUMIF([.AF$1:.AF$1048576];[.I$1:.I$1048576];[.AD$1:.AD$1048576])"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44" calcext:value-type="float">
            <text:p>4944</text:p>
          </table:table-cell>
          <table:table-cell table:formula="of:=[.Y9]/1000000" office:value-type="string" office:string-value="" calcext:value-type="error">
            <text:p>#VALUE!</text:p>
          </table:table-cell>
          <table:table-cell table:formula="of:=[.Z9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9:.U9])" office:value-type="string" office:string-value="MELANOMA4X4" calcext:value-type="string">
            <text:p>MELANOMA4X4</text:p>
          </table:table-cell>
          <table:table-cell/>
          <table:table-cell office:value-type="float" office:value="799351" calcext:value-type="float">
            <text:p>7993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7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4104" calcext:value-type="float">
            <text:p>4104</text:p>
          </table:table-cell>
          <table:table-cell office:value-type="float" office:value="0.901216" calcext:value-type="float">
            <text:p>0.901216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PASCAL</text:p>
          </table:table-cell>
          <table:table-cell table:formula="of:=COM.MICROSOFT.CONCAT([.A10:.B10])" office:value-type="string" office:string-value="PNEUMONIA4X4" calcext:value-type="string">
            <text:p>PNEUMONIA4X4</text:p>
          </table:table-cell>
          <table:table-cell office:value-type="float" office:value="9" calcext:value-type="float">
            <text:p>9</text:p>
          </table:table-cell>
          <table:table-cell table:formula="of:=COM.MICROSOFT.CONCAT([.G10];[.H10])" office:value-type="string" office:string-value="PNEUMONIA4X49" calcext:value-type="string">
            <text:p>PNEUMONIA4X49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789" calcext:value-type="float">
            <text:p>4789</text:p>
          </table:table-cell>
          <table:table-cell table:formula="of:=[.Y10]/1000000" office:value-type="string" office:string-value="" calcext:value-type="error">
            <text:p>#VALUE!</text:p>
          </table:table-cell>
          <table:table-cell table:formula="of:=[.Z10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0:.U10])" office:value-type="string" office:string-value="MELANOMA4X4" calcext:value-type="string">
            <text:p>MELANOMA4X4</text:p>
          </table:table-cell>
          <table:table-cell/>
          <table:table-cell office:value-type="float" office:value="798516" calcext:value-type="float">
            <text:p>7985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8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341" calcext:value-type="float">
            <text:p>3341</text:p>
          </table:table-cell>
          <table:table-cell office:value-type="float" office:value="0.904602" calcext:value-type="float">
            <text:p>0.904602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XP</text:p>
          </table:table-cell>
          <table:table-cell table:formula="of:=COM.MICROSOFT.CONCAT([.A11:.B11])" office:value-type="string" office:string-value="PNEUMONIA4X4" calcext:value-type="string">
            <text:p>PNEUMONIA4X4</text:p>
          </table:table-cell>
          <table:table-cell office:value-type="float" office:value="10" calcext:value-type="float">
            <text:p>10</text:p>
          </table:table-cell>
          <table:table-cell table:formula="of:=COM.MICROSOFT.CONCAT([.G11];[.H11])" office:value-type="string" office:string-value="PNEUMONIA4X410" calcext:value-type="string">
            <text:p>PNEUMONIA4X410</text:p>
          </table:table-cell>
          <table:table-cell table:formula="of:=SUMIF([.AF$1:.AF$1048576];[.I$1:.I$1048576];[.AD$1:.AD$1048576])" office:value-type="float" office:value="29" calcext:value-type="float">
            <text:p>29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7188" calcext:value-type="float">
            <text:p>7188</text:p>
          </table:table-cell>
          <table:table-cell table:formula="of:=[.Y11]/1000000" office:value-type="string" office:string-value="" calcext:value-type="error">
            <text:p>#VALUE!</text:p>
          </table:table-cell>
          <table:table-cell table:formula="of:=[.Z11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1:.U11])" office:value-type="string" office:string-value="MELANOMA4X4" calcext:value-type="string">
            <text:p>MELANOMA4X4</text:p>
          </table:table-cell>
          <table:table-cell/>
          <table:table-cell office:value-type="float" office:value="794879" calcext:value-type="float">
            <text:p>79487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NEUMONIA4X4</text:p>
          </table:table-cell>
          <table:table-cell office:value-type="string" calcext:value-type="string">
            <text:p>PNEUMONIA4X49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509" calcext:value-type="float">
            <text:p>4509</text:p>
          </table:table-cell>
          <table:table-cell office:value-type="float" office:value="0.901928" calcext:value-type="float">
            <text:p>0.901928</text:p>
          </table:table-cell>
          <table:table-cell office:value-type="float" office:value="0.8622" calcext:value-type="float">
            <text:p>0.8622</text:p>
          </table:table-cell>
          <table:table-cell office:value-type="string" calcext:value-type="string">
            <text:p>TITAN X</text:p>
          </table:table-cell>
          <table:table-cell table:formula="of:=COM.MICROSOFT.CONCAT([.A12:.B12])" office:value-type="string" office:string-value="PNEUMONIABASECASE" calcext:value-type="string">
            <text:p>PNEUMONIABASECASE</text:p>
          </table:table-cell>
          <table:table-cell office:value-type="float" office:value="3" calcext:value-type="float">
            <text:p>3</text:p>
          </table:table-cell>
          <table:table-cell table:formula="of:=COM.MICROSOFT.CONCAT([.G12];[.H12])" office:value-type="string" office:string-value="PNEUMONIABASECASE3" calcext:value-type="string">
            <text:p>PNEUMONIABASECASE3</text:p>
          </table:table-cell>
          <table:table-cell table:formula="of:=SUMIF([.AF$1:.AF$1048576];[.I$1:.I$1048576];[.AD$1:.AD$1048576])" office:value-type="float" office:value="29" calcext:value-type="float">
            <text:p>29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72" calcext:value-type="float">
            <text:p>4772</text:p>
          </table:table-cell>
          <table:table-cell table:formula="of:=[.Y12]/1000000" office:value-type="string" office:string-value="" calcext:value-type="error">
            <text:p>#VALUE!</text:p>
          </table:table-cell>
          <table:table-cell table:formula="of:=[.Z12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2:.U12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1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553" calcext:value-type="float">
            <text:p>4553</text:p>
          </table:table-cell>
          <table:table-cell office:value-type="float" office:value="0.902202" calcext:value-type="float">
            <text:p>0.902202</text:p>
          </table:table-cell>
          <table:table-cell office:value-type="float" office:value="0.8558" calcext:value-type="float">
            <text:p>0.8558</text:p>
          </table:table-cell>
          <table:table-cell office:value-type="string" calcext:value-type="string">
            <text:p>TITAN X</text:p>
          </table:table-cell>
          <table:table-cell table:formula="of:=COM.MICROSOFT.CONCAT([.A13:.B13])" office:value-type="string" office:string-value="PNEUMONIABASECASE" calcext:value-type="string">
            <text:p>PNEUMONIABASECASE</text:p>
          </table:table-cell>
          <table:table-cell office:value-type="float" office:value="2" calcext:value-type="float">
            <text:p>2</text:p>
          </table:table-cell>
          <table:table-cell table:formula="of:=COM.MICROSOFT.CONCAT([.G13];[.H13])" office:value-type="string" office:string-value="PNEUMONIABASECASE2" calcext:value-type="string">
            <text:p>PNEUMONIABASECASE2</text:p>
          </table:table-cell>
          <table:table-cell table:formula="of:=SUMIF([.AF$1:.AF$1048576];[.I$1:.I$1048576];[.AD$1:.AD$1048576])"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805" calcext:value-type="float">
            <text:p>4805</text:p>
          </table:table-cell>
          <table:table-cell table:formula="of:=[.Y13]/1000000" office:value-type="string" office:string-value="" calcext:value-type="error">
            <text:p>#VALUE!</text:p>
          </table:table-cell>
          <table:table-cell table:formula="of:=[.Z13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3:.U13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10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645" calcext:value-type="float">
            <text:p>4645</text:p>
          </table:table-cell>
          <table:table-cell office:value-type="float" office:value="0.917225" calcext:value-type="float">
            <text:p>0.917225</text:p>
          </table:table-cell>
          <table:table-cell office:value-type="float" office:value="0.8654" calcext:value-type="float">
            <text:p>0.8654</text:p>
          </table:table-cell>
          <table:table-cell office:value-type="string" calcext:value-type="string">
            <text:p>TITAN X</text:p>
          </table:table-cell>
          <table:table-cell table:formula="of:=COM.MICROSOFT.CONCAT([.A14:.B14])" office:value-type="string" office:string-value="PNEUMONIABASECASE" calcext:value-type="string">
            <text:p>PNEUMONIABASECASE</text:p>
          </table:table-cell>
          <table:table-cell office:value-type="float" office:value="1" calcext:value-type="float">
            <text:p>1</text:p>
          </table:table-cell>
          <table:table-cell table:formula="of:=COM.MICROSOFT.CONCAT([.G14];[.H14])" office:value-type="string" office:string-value="PNEUMONIABASECASE1" calcext:value-type="string">
            <text:p>PNEUMONIABASECASE1</text:p>
          </table:table-cell>
          <table:table-cell table:formula="of:=SUMIF([.AF$1:.AF$1048576];[.I$1:.I$1048576];[.AD$1:.AD$1048576])"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054" calcext:value-type="float">
            <text:p>7054</text:p>
          </table:table-cell>
          <table:table-cell table:formula="of:=[.Y14]/1000000" office:value-type="string" office:string-value="" calcext:value-type="error">
            <text:p>#VALUE!</text:p>
          </table:table-cell>
          <table:table-cell table:formula="of:=[.Z14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4:.U14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2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603" calcext:value-type="float">
            <text:p>4603</text:p>
          </table:table-cell>
          <table:table-cell office:value-type="float" office:value="0.907527" calcext:value-type="float">
            <text:p>0.907527</text:p>
          </table:table-cell>
          <table:table-cell office:value-type="float" office:value="0.8478" calcext:value-type="float">
            <text:p>0.8478</text:p>
          </table:table-cell>
          <table:table-cell office:value-type="string" calcext:value-type="string">
            <text:p>TITAN X</text:p>
          </table:table-cell>
          <table:table-cell table:formula="of:=COM.MICROSOFT.CONCAT([.A15:.B15])" office:value-type="string" office:string-value="PNEUMONIABASECASE" calcext:value-type="string">
            <text:p>PNEUMONIABASECASE</text:p>
          </table:table-cell>
          <table:table-cell office:value-type="float" office:value="4" calcext:value-type="float">
            <text:p>4</text:p>
          </table:table-cell>
          <table:table-cell table:formula="of:=COM.MICROSOFT.CONCAT([.G15];[.H15])" office:value-type="string" office:string-value="PNEUMONIABASECASE4" calcext:value-type="string">
            <text:p>PNEUMONIABASECASE4</text:p>
          </table:table-cell>
          <table:table-cell table:formula="of:=SUMIF([.AF$1:.AF$1048576];[.I$1:.I$1048576];[.AD$1:.AD$1048576])" office:value-type="float" office:value="48" calcext:value-type="float">
            <text:p>48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60" calcext:value-type="float">
            <text:p>4760</text:p>
          </table:table-cell>
          <table:table-cell table:formula="of:=[.Y15]/1000000" office:value-type="string" office:string-value="" calcext:value-type="error">
            <text:p>#VALUE!</text:p>
          </table:table-cell>
          <table:table-cell table:formula="of:=[.Z15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5:.U15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3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648" calcext:value-type="float">
            <text:p>4648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8606" calcext:value-type="float">
            <text:p>0.8606</text:p>
          </table:table-cell>
          <table:table-cell office:value-type="string" calcext:value-type="string">
            <text:p>TITAN X</text:p>
          </table:table-cell>
          <table:table-cell table:formula="of:=COM.MICROSOFT.CONCAT([.A16:.B16])" office:value-type="string" office:string-value="PNEUMONIABASECASE" calcext:value-type="string">
            <text:p>PNEUMONIABASECASE</text:p>
          </table:table-cell>
          <table:table-cell office:value-type="float" office:value="5" calcext:value-type="float">
            <text:p>5</text:p>
          </table:table-cell>
          <table:table-cell table:formula="of:=COM.MICROSOFT.CONCAT([.G16];[.H16])" office:value-type="string" office:string-value="PNEUMONIABASECASE5" calcext:value-type="string">
            <text:p>PNEUMONIABASECASE5</text:p>
          </table:table-cell>
          <table:table-cell table:formula="of:=SUMIF([.AF$1:.AF$1048576];[.I$1:.I$1048576];[.AD$1:.AD$1048576])" office:value-type="float" office:value="33" calcext:value-type="float">
            <text:p>33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69" calcext:value-type="float">
            <text:p>4769</text:p>
          </table:table-cell>
          <table:table-cell table:formula="of:=[.Y16]/1000000" office:value-type="string" office:string-value="" calcext:value-type="error">
            <text:p>#VALUE!</text:p>
          </table:table-cell>
          <table:table-cell table:formula="of:=[.Z16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6:.U16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4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753" calcext:value-type="float">
            <text:p>4753</text:p>
          </table:table-cell>
          <table:table-cell office:value-type="float" office:value="0.905289" calcext:value-type="float">
            <text:p>0.905289</text:p>
          </table:table-cell>
          <table:table-cell office:value-type="float" office:value="0.8638" calcext:value-type="float">
            <text:p>0.8638</text:p>
          </table:table-cell>
          <table:table-cell office:value-type="string" calcext:value-type="string">
            <text:p>TITAN X</text:p>
          </table:table-cell>
          <table:table-cell table:formula="of:=COM.MICROSOFT.CONCAT([.A17:.B17])" office:value-type="string" office:string-value="PNEUMONIABASECASE" calcext:value-type="string">
            <text:p>PNEUMONIABASECASE</text:p>
          </table:table-cell>
          <table:table-cell office:value-type="float" office:value="6" calcext:value-type="float">
            <text:p>6</text:p>
          </table:table-cell>
          <table:table-cell table:formula="of:=COM.MICROSOFT.CONCAT([.G17];[.H17])" office:value-type="string" office:string-value="PNEUMONIABASECASE6" calcext:value-type="string">
            <text:p>PNEUMONIABASECASE6</text:p>
          </table:table-cell>
          <table:table-cell table:formula="of:=SUMIF([.AF$1:.AF$1048576];[.I$1:.I$1048576];[.AD$1:.AD$1048576])" office:value-type="float" office:value="48" calcext:value-type="float">
            <text:p>48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084" calcext:value-type="float">
            <text:p>7084</text:p>
          </table:table-cell>
          <table:table-cell table:formula="of:=[.Y17]/1000000" office:value-type="string" office:string-value="" calcext:value-type="error">
            <text:p>#VALUE!</text:p>
          </table:table-cell>
          <table:table-cell table:formula="of:=[.Z17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7:.U17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5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475" calcext:value-type="float">
            <text:p>4475</text:p>
          </table:table-cell>
          <table:table-cell office:value-type="float" office:value="0.904317" calcext:value-type="float">
            <text:p>0.904317</text:p>
          </table:table-cell>
          <table:table-cell office:value-type="float" office:value="0.8606" calcext:value-type="float">
            <text:p>0.8606</text:p>
          </table:table-cell>
          <table:table-cell office:value-type="string" calcext:value-type="string">
            <text:p>TITAN X</text:p>
          </table:table-cell>
          <table:table-cell table:formula="of:=COM.MICROSOFT.CONCAT([.A18:.B18])" office:value-type="string" office:string-value="PNEUMONIABASECASE" calcext:value-type="string">
            <text:p>PNEUMONIABASECASE</text:p>
          </table:table-cell>
          <table:table-cell office:value-type="float" office:value="7" calcext:value-type="float">
            <text:p>7</text:p>
          </table:table-cell>
          <table:table-cell table:formula="of:=COM.MICROSOFT.CONCAT([.G18];[.H18])" office:value-type="string" office:string-value="PNEUMONIABASECASE7" calcext:value-type="string">
            <text:p>PNEUMONIABASECASE7</text:p>
          </table:table-cell>
          <table:table-cell table:formula="of:=SUMIF([.AF$1:.AF$1048576];[.I$1:.I$1048576];[.AD$1:.AD$1048576])" office:value-type="float" office:value="29" calcext:value-type="float">
            <text:p>29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41" calcext:value-type="float">
            <text:p>4741</text:p>
          </table:table-cell>
          <table:table-cell table:formula="of:=[.Y18]/1000000" office:value-type="string" office:string-value="" calcext:value-type="error">
            <text:p>#VALUE!</text:p>
          </table:table-cell>
          <table:table-cell table:formula="of:=[.Z18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8:.U18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6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512" calcext:value-type="float">
            <text:p>4512</text:p>
          </table:table-cell>
          <table:table-cell office:value-type="float" office:value="0.892099" calcext:value-type="float">
            <text:p>0.892099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TITAN X</text:p>
          </table:table-cell>
          <table:table-cell table:formula="of:=COM.MICROSOFT.CONCAT([.A19:.B19])" office:value-type="string" office:string-value="PNEUMONIABASECASE" calcext:value-type="string">
            <text:p>PNEUMONIABASECASE</text:p>
          </table:table-cell>
          <table:table-cell office:value-type="float" office:value="8" calcext:value-type="float">
            <text:p>8</text:p>
          </table:table-cell>
          <table:table-cell table:formula="of:=COM.MICROSOFT.CONCAT([.G19];[.H19])" office:value-type="string" office:string-value="PNEUMONIABASECASE8" calcext:value-type="string">
            <text:p>PNEUMONIABASECASE8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71" calcext:value-type="float">
            <text:p>4771</text:p>
          </table:table-cell>
          <table:table-cell table:formula="of:=[.Y19]/1000000" office:value-type="string" office:string-value="" calcext:value-type="error">
            <text:p>#VALUE!</text:p>
          </table:table-cell>
          <table:table-cell table:formula="of:=[.Z19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19:.U19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7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646" calcext:value-type="float">
            <text:p>4646</text:p>
          </table:table-cell>
          <table:table-cell office:value-type="float" office:value="0.902925" calcext:value-type="float">
            <text:p>0.902925</text:p>
          </table:table-cell>
          <table:table-cell office:value-type="float" office:value="0.8622" calcext:value-type="float">
            <text:p>0.8622</text:p>
          </table:table-cell>
          <table:table-cell office:value-type="string" calcext:value-type="string">
            <text:p>TITAN X</text:p>
          </table:table-cell>
          <table:table-cell table:formula="of:=COM.MICROSOFT.CONCAT([.A20:.B20])" office:value-type="string" office:string-value="PNEUMONIABASECASE" calcext:value-type="string">
            <text:p>PNEUMONIABASECASE</text:p>
          </table:table-cell>
          <table:table-cell office:value-type="float" office:value="9" calcext:value-type="float">
            <text:p>9</text:p>
          </table:table-cell>
          <table:table-cell table:formula="of:=COM.MICROSOFT.CONCAT([.G20];[.H20])" office:value-type="string" office:string-value="PNEUMONIABASECASE9" calcext:value-type="string">
            <text:p>PNEUMONIABASECASE9</text:p>
          </table:table-cell>
          <table:table-cell table:formula="of:=SUMIF([.AF$1:.AF$1048576];[.I$1:.I$1048576];[.AD$1:.AD$1048576])"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622" calcext:value-type="float">
            <text:p>4622</text:p>
          </table:table-cell>
          <table:table-cell table:formula="of:=[.Y20]/1000000" office:value-type="string" office:string-value="" calcext:value-type="error">
            <text:p>#VALUE!</text:p>
          </table:table-cell>
          <table:table-cell table:formula="of:=[.Z20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0:.U20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8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648" calcext:value-type="float">
            <text:p>4648</text:p>
          </table:table-cell>
          <table:table-cell office:value-type="float" office:value="0.905763" calcext:value-type="float">
            <text:p>0.905763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TITAN X</text:p>
          </table:table-cell>
          <table:table-cell table:formula="of:=COM.MICROSOFT.CONCAT([.A21:.B21])" office:value-type="string" office:string-value="PNEUMONIABASECASE" calcext:value-type="string">
            <text:p>PNEUMONIABASECASE</text:p>
          </table:table-cell>
          <table:table-cell office:value-type="float" office:value="10" calcext:value-type="float">
            <text:p>10</text:p>
          </table:table-cell>
          <table:table-cell table:formula="of:=COM.MICROSOFT.CONCAT([.G21];[.H21])" office:value-type="string" office:string-value="PNEUMONIABASECASE10" calcext:value-type="string">
            <text:p>PNEUMONIABASECASE10</text:p>
          </table:table-cell>
          <table:table-cell table:formula="of:=SUMIF([.AF$1:.AF$1048576];[.I$1:.I$1048576];[.AD$1:.AD$1048576])"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049" calcext:value-type="float">
            <text:p>7049</text:p>
          </table:table-cell>
          <table:table-cell table:formula="of:=[.Y21]/1000000" office:value-type="string" office:string-value="" calcext:value-type="error">
            <text:p>#VALUE!</text:p>
          </table:table-cell>
          <table:table-cell table:formula="of:=[.Z21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1:.U21])" office:value-type="string" office:string-value="MELANOMABASECASE" calcext:value-type="string">
            <text:p>MELANOMABASECAS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PNEUMONIABASECASE</text:p>
          </table:table-cell>
          <table:table-cell office:value-type="string" calcext:value-type="string">
            <text:p>PNEUMONIABASECASE9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260" calcext:value-type="float">
            <text:p>3260</text:p>
          </table:table-cell>
          <table:table-cell office:value-type="float" office:value="0.906848" calcext:value-type="float">
            <text:p>0.906848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XP</text:p>
          </table:table-cell>
          <table:table-cell table:formula="of:=COM.MICROSOFT.CONCAT([.A22:.B22])" office:value-type="string" office:string-value="PNEUMONIAPATCH" calcext:value-type="string">
            <text:p>PNEUMONIAPATCH</text:p>
          </table:table-cell>
          <table:table-cell office:value-type="float" office:value="1" calcext:value-type="float">
            <text:p>1</text:p>
          </table:table-cell>
          <table:table-cell table:formula="of:=COM.MICROSOFT.CONCAT([.G22];[.H22])" office:value-type="string" office:string-value="PNEUMONIAPATCH1" calcext:value-type="string">
            <text:p>PNEUMONIAPATCH1</text:p>
          </table:table-cell>
          <table:table-cell table:formula="of:=SUMIF([.AF$1:.AF$1048576];[.I$1:.I$1048576];[.AD$1:.AD$1048576])"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49" calcext:value-type="float">
            <text:p>4849</text:p>
          </table:table-cell>
          <table:table-cell table:formula="of:=[.Y22]/1000000" office:value-type="string" office:string-value="" calcext:value-type="error">
            <text:p>#VALUE!</text:p>
          </table:table-cell>
          <table:table-cell table:formula="of:=[.Z22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2:.U22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1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335" calcext:value-type="float">
            <text:p>3335</text:p>
          </table:table-cell>
          <table:table-cell office:value-type="float" office:value="0.900153" calcext:value-type="float">
            <text:p>0.900153</text:p>
          </table:table-cell>
          <table:table-cell office:value-type="float" office:value="0.8462" calcext:value-type="float">
            <text:p>0.8462</text:p>
          </table:table-cell>
          <table:table-cell office:value-type="string" calcext:value-type="string">
            <text:p>PASCAL</text:p>
          </table:table-cell>
          <table:table-cell table:formula="of:=COM.MICROSOFT.CONCAT([.A23:.B23])" office:value-type="string" office:string-value="PNEUMONIAPATCH" calcext:value-type="string">
            <text:p>PNEUMONIAPATCH</text:p>
          </table:table-cell>
          <table:table-cell office:value-type="float" office:value="2" calcext:value-type="float">
            <text:p>2</text:p>
          </table:table-cell>
          <table:table-cell table:formula="of:=COM.MICROSOFT.CONCAT([.G23];[.H23])" office:value-type="string" office:string-value="PNEUMONIAPATCH2" calcext:value-type="string">
            <text:p>PNEUMONIAPATCH2</text:p>
          </table:table-cell>
          <table:table-cell table:formula="of:=SUMIF([.AF$1:.AF$1048576];[.I$1:.I$1048576];[.AD$1:.AD$1048576])" office:value-type="float" office:value="35" calcext:value-type="float">
            <text:p>35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48" calcext:value-type="float">
            <text:p>4848</text:p>
          </table:table-cell>
          <table:table-cell table:formula="of:=[.Y23]/1000000" office:value-type="string" office:string-value="" calcext:value-type="error">
            <text:p>#VALUE!</text:p>
          </table:table-cell>
          <table:table-cell table:formula="of:=[.Z23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3:.U23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10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400" calcext:value-type="float">
            <text:p>3400</text:p>
          </table:table-cell>
          <table:table-cell office:value-type="float" office:value="0.904569" calcext:value-type="float">
            <text:p>0.904569</text:p>
          </table:table-cell>
          <table:table-cell office:value-type="float" office:value="0.8478" calcext:value-type="float">
            <text:p>0.8478</text:p>
          </table:table-cell>
          <table:table-cell office:value-type="string" calcext:value-type="string">
            <text:p>PASCAL</text:p>
          </table:table-cell>
          <table:table-cell table:formula="of:=COM.MICROSOFT.CONCAT([.A24:.B24])" office:value-type="string" office:string-value="PNEUMONIAPATCH" calcext:value-type="string">
            <text:p>PNEUMONIAPATCH</text:p>
          </table:table-cell>
          <table:table-cell office:value-type="float" office:value="3" calcext:value-type="float">
            <text:p>3</text:p>
          </table:table-cell>
          <table:table-cell table:formula="of:=COM.MICROSOFT.CONCAT([.G24];[.H24])" office:value-type="string" office:string-value="PNEUMONIAPATCH3" calcext:value-type="string">
            <text:p>PNEUMONIAPATCH3</text:p>
          </table:table-cell>
          <table:table-cell table:formula="of:=SUMIF([.AF$1:.AF$1048576];[.I$1:.I$1048576];[.AD$1:.AD$1048576])"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285" calcext:value-type="float">
            <text:p>5285</text:p>
          </table:table-cell>
          <table:table-cell table:formula="of:=[.Y24]/1000000" office:value-type="string" office:string-value="" calcext:value-type="error">
            <text:p>#VALUE!</text:p>
          </table:table-cell>
          <table:table-cell table:formula="of:=[.Z24]/10000" office:value-type="string" office:string-value="" calcext:value-type="error">
            <text:p>#VALUE!</text:p>
          </table:table-cell>
          <table:table-cell office:value-type="string" calcext:value-type="string">
            <text:p>XP</text:p>
          </table:table-cell>
          <table:table-cell table:formula="of:=COM.MICROSOFT.CONCAT([.T24:.U24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2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953" calcext:value-type="float">
            <text:p>3953</text:p>
          </table:table-cell>
          <table:table-cell office:value-type="float" office:value="0.899759" calcext:value-type="float">
            <text:p>0.899759</text:p>
          </table:table-cell>
          <table:table-cell office:value-type="float" office:value="0.8478" calcext:value-type="float">
            <text:p>0.8478</text:p>
          </table:table-cell>
          <table:table-cell office:value-type="string" calcext:value-type="string">
            <text:p>PASCAL</text:p>
          </table:table-cell>
          <table:table-cell table:formula="of:=COM.MICROSOFT.CONCAT([.A25:.B25])" office:value-type="string" office:string-value="PNEUMONIAPATCH" calcext:value-type="string">
            <text:p>PNEUMONIAPATCH</text:p>
          </table:table-cell>
          <table:table-cell office:value-type="float" office:value="4" calcext:value-type="float">
            <text:p>4</text:p>
          </table:table-cell>
          <table:table-cell table:formula="of:=COM.MICROSOFT.CONCAT([.G25];[.H25])" office:value-type="string" office:string-value="PNEUMONIAPATCH4" calcext:value-type="string">
            <text:p>PNEUMONIAPATCH4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781" calcext:value-type="float">
            <text:p>4781</text:p>
          </table:table-cell>
          <table:table-cell table:formula="of:=[.Y25]/1000000" office:value-type="string" office:string-value="" calcext:value-type="error">
            <text:p>#VALUE!</text:p>
          </table:table-cell>
          <table:table-cell table:formula="of:=[.Z25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5:.U25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3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955" calcext:value-type="float">
            <text:p>3955</text:p>
          </table:table-cell>
          <table:table-cell office:value-type="float" office:value="0.908985" calcext:value-type="float">
            <text:p>0.908985</text:p>
          </table:table-cell>
          <table:table-cell office:value-type="float" office:value="0.8494" calcext:value-type="float">
            <text:p>0.8494</text:p>
          </table:table-cell>
          <table:table-cell office:value-type="string" calcext:value-type="string">
            <text:p>PASCAL</text:p>
          </table:table-cell>
          <table:table-cell table:formula="of:=COM.MICROSOFT.CONCAT([.A26:.B26])" office:value-type="string" office:string-value="PNEUMONIAPATCH" calcext:value-type="string">
            <text:p>PNEUMONIAPATCH</text:p>
          </table:table-cell>
          <table:table-cell office:value-type="float" office:value="5" calcext:value-type="float">
            <text:p>5</text:p>
          </table:table-cell>
          <table:table-cell table:formula="of:=COM.MICROSOFT.CONCAT([.G26];[.H26])" office:value-type="string" office:string-value="PNEUMONIAPATCH5" calcext:value-type="string">
            <text:p>PNEUMONIAPATCH5</text:p>
          </table:table-cell>
          <table:table-cell table:formula="of:=SUMIF([.AF$1:.AF$1048576];[.I$1:.I$1048576];[.AD$1:.AD$1048576])" office:value-type="float" office:value="24" calcext:value-type="float">
            <text:p>24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14" calcext:value-type="float">
            <text:p>4814</text:p>
          </table:table-cell>
          <table:table-cell table:formula="of:=[.Y26]/1000000" office:value-type="string" office:string-value="" calcext:value-type="error">
            <text:p>#VALUE!</text:p>
          </table:table-cell>
          <table:table-cell table:formula="of:=[.Z26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6:.U26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4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998" calcext:value-type="float">
            <text:p>3998</text:p>
          </table:table-cell>
          <table:table-cell office:value-type="float" office:value="0.902564" calcext:value-type="float">
            <text:p>0.902564</text:p>
          </table:table-cell>
          <table:table-cell office:value-type="float" office:value="0.8189" calcext:value-type="float">
            <text:p>0.8189</text:p>
          </table:table-cell>
          <table:table-cell office:value-type="string" calcext:value-type="string">
            <text:p>PASCAL</text:p>
          </table:table-cell>
          <table:table-cell table:formula="of:=COM.MICROSOFT.CONCAT([.A27:.B27])" office:value-type="string" office:string-value="PNEUMONIAPATCH" calcext:value-type="string">
            <text:p>PNEUMONIAPATCH</text:p>
          </table:table-cell>
          <table:table-cell office:value-type="float" office:value="6" calcext:value-type="float">
            <text:p>6</text:p>
          </table:table-cell>
          <table:table-cell table:formula="of:=COM.MICROSOFT.CONCAT([.G27];[.H27])" office:value-type="string" office:string-value="PNEUMONIAPATCH6" calcext:value-type="string">
            <text:p>PNEUMONIAPATCH6</text:p>
          </table:table-cell>
          <table:table-cell table:formula="of:=SUMIF([.AF$1:.AF$1048576];[.I$1:.I$1048576];[.AD$1:.AD$1048576])"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372" calcext:value-type="float">
            <text:p>5372</text:p>
          </table:table-cell>
          <table:table-cell table:formula="of:=[.Y27]/1000000" office:value-type="string" office:string-value="" calcext:value-type="error">
            <text:p>#VALUE!</text:p>
          </table:table-cell>
          <table:table-cell table:formula="of:=[.Z27]/10000" office:value-type="string" office:string-value="" calcext:value-type="error">
            <text:p>#VALUE!</text:p>
          </table:table-cell>
          <table:table-cell office:value-type="string" calcext:value-type="string">
            <text:p>XP</text:p>
          </table:table-cell>
          <table:table-cell table:formula="of:=COM.MICROSOFT.CONCAT([.T27:.U27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5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493" calcext:value-type="float">
            <text:p>3493</text:p>
          </table:table-cell>
          <table:table-cell office:value-type="float" office:value="0.90275" calcext:value-type="float">
            <text:p>0.90275</text:p>
          </table:table-cell>
          <table:table-cell office:value-type="float" office:value="0.8446" calcext:value-type="float">
            <text:p>0.8446</text:p>
          </table:table-cell>
          <table:table-cell office:value-type="string" calcext:value-type="string">
            <text:p>XP</text:p>
          </table:table-cell>
          <table:table-cell table:formula="of:=COM.MICROSOFT.CONCAT([.A28:.B28])" office:value-type="string" office:string-value="PNEUMONIAPATCH" calcext:value-type="string">
            <text:p>PNEUMONIAPATCH</text:p>
          </table:table-cell>
          <table:table-cell office:value-type="float" office:value="7" calcext:value-type="float">
            <text:p>7</text:p>
          </table:table-cell>
          <table:table-cell table:formula="of:=COM.MICROSOFT.CONCAT([.G28];[.H28])" office:value-type="string" office:string-value="PNEUMONIAPATCH7" calcext:value-type="string">
            <text:p>PNEUMONIAPATCH7</text:p>
          </table:table-cell>
          <table:table-cell table:formula="of:=SUMIF([.AF$1:.AF$1048576];[.I$1:.I$1048576];[.AD$1:.AD$1048576])"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37" calcext:value-type="float">
            <text:p>4837</text:p>
          </table:table-cell>
          <table:table-cell table:formula="of:=[.Y28]/1000000" office:value-type="string" office:string-value="" calcext:value-type="error">
            <text:p>#VALUE!</text:p>
          </table:table-cell>
          <table:table-cell table:formula="of:=[.Z28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8:.U28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6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952" calcext:value-type="float">
            <text:p>3952</text:p>
          </table:table-cell>
          <table:table-cell office:value-type="float" office:value="0.900701" calcext:value-type="float">
            <text:p>0.900701</text:p>
          </table:table-cell>
          <table:table-cell office:value-type="float" office:value="0.8446" calcext:value-type="float">
            <text:p>0.8446</text:p>
          </table:table-cell>
          <table:table-cell office:value-type="string" calcext:value-type="string">
            <text:p>PASCAL</text:p>
          </table:table-cell>
          <table:table-cell table:formula="of:=COM.MICROSOFT.CONCAT([.A29:.B29])" office:value-type="string" office:string-value="PNEUMONIAPATCH" calcext:value-type="string">
            <text:p>PNEUMONIAPATCH</text:p>
          </table:table-cell>
          <table:table-cell office:value-type="float" office:value="8" calcext:value-type="float">
            <text:p>8</text:p>
          </table:table-cell>
          <table:table-cell table:formula="of:=COM.MICROSOFT.CONCAT([.G29];[.H29])" office:value-type="string" office:string-value="PNEUMONIAPATCH8" calcext:value-type="string">
            <text:p>PNEUMONIAPATCH8</text:p>
          </table:table-cell>
          <table:table-cell table:formula="of:=SUMIF([.AF$1:.AF$1048576];[.I$1:.I$1048576];[.AD$1:.AD$1048576])" office:value-type="float" office:value="35" calcext:value-type="float">
            <text:p>35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37" calcext:value-type="float">
            <text:p>4837</text:p>
          </table:table-cell>
          <table:table-cell table:formula="of:=[.Y29]/1000000" office:value-type="string" office:string-value="" calcext:value-type="error">
            <text:p>#VALUE!</text:p>
          </table:table-cell>
          <table:table-cell table:formula="of:=[.Z29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29:.U29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7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4002" calcext:value-type="float">
            <text:p>4002</text:p>
          </table:table-cell>
          <table:table-cell office:value-type="float" office:value="0.903451" calcext:value-type="float">
            <text:p>0.903451</text:p>
          </table:table-cell>
          <table:table-cell office:value-type="float" office:value="0.84413" calcext:value-type="float">
            <text:p>0.84413</text:p>
          </table:table-cell>
          <table:table-cell office:value-type="string" calcext:value-type="string">
            <text:p>PASCAL</text:p>
          </table:table-cell>
          <table:table-cell table:formula="of:=COM.MICROSOFT.CONCAT([.A30:.B30])" office:value-type="string" office:string-value="PNEUMONIAPATCH" calcext:value-type="string">
            <text:p>PNEUMONIAPATCH</text:p>
          </table:table-cell>
          <table:table-cell office:value-type="float" office:value="9" calcext:value-type="float">
            <text:p>9</text:p>
          </table:table-cell>
          <table:table-cell table:formula="of:=COM.MICROSOFT.CONCAT([.G30];[.H30])" office:value-type="string" office:string-value="PNEUMONIAPATCH9" calcext:value-type="string">
            <text:p>PNEUMONIAPATCH9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560" calcext:value-type="float">
            <text:p>5560</text:p>
          </table:table-cell>
          <table:table-cell table:formula="of:=[.Y30]/1000000" office:value-type="string" office:string-value="" calcext:value-type="error">
            <text:p>#VALUE!</text:p>
          </table:table-cell>
          <table:table-cell table:formula="of:=[.Z30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30:.U30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8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414" calcext:value-type="float">
            <text:p>3414</text:p>
          </table:table-cell>
          <table:table-cell office:value-type="float" office:value="0.903572" calcext:value-type="float">
            <text:p>0.903572</text:p>
          </table:table-cell>
          <table:table-cell office:value-type="float" office:value="0.8446" calcext:value-type="float">
            <text:p>0.8446</text:p>
          </table:table-cell>
          <table:table-cell office:value-type="string" calcext:value-type="string">
            <text:p>XP</text:p>
          </table:table-cell>
          <table:table-cell table:formula="of:=COM.MICROSOFT.CONCAT([.A31:.B31])" office:value-type="string" office:string-value="PNEUMONIAPATCH" calcext:value-type="string">
            <text:p>PNEUMONIAPATCH</text:p>
          </table:table-cell>
          <table:table-cell office:value-type="float" office:value="10" calcext:value-type="float">
            <text:p>10</text:p>
          </table:table-cell>
          <table:table-cell table:formula="of:=COM.MICROSOFT.CONCAT([.G31];[.H31])" office:value-type="string" office:string-value="PNEUMONIAPATCH10" calcext:value-type="string">
            <text:p>PNEUMONIAPATCH10</text:p>
          </table:table-cell>
          <table:table-cell table:formula="of:=SUMIF([.AF$1:.AF$1048576];[.I$1:.I$1048576];[.AD$1:.AD$1048576])"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798" calcext:value-type="float">
            <text:p>4798</text:p>
          </table:table-cell>
          <table:table-cell table:formula="of:=[.Y31]/1000000" office:value-type="string" office:string-value="" calcext:value-type="error">
            <text:p>#VALUE!</text:p>
          </table:table-cell>
          <table:table-cell table:formula="of:=[.Z31]/10000" office:value-type="string" office:string-value="" calcext:value-type="error">
            <text:p>#VALUE!</text:p>
          </table:table-cell>
          <table:table-cell office:value-type="string" calcext:value-type="string">
            <text:p>TITANX</text:p>
          </table:table-cell>
          <table:table-cell table:formula="of:=COM.MICROSOFT.CONCAT([.T31:.U31])" office:value-type="string" office:string-value="MELANOMAPATCH" calcext:value-type="string">
            <text:p>MELANOMAPATCH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NEUMONIAPATCH</text:p>
          </table:table-cell>
          <table:table-cell office:value-type="string" calcext:value-type="string">
            <text:p>PNEUMONIAPATCH9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17" calcext:value-type="float">
            <text:p>4917</text:p>
          </table:table-cell>
          <table:table-cell office:value-type="float" office:value="0.787764" calcext:value-type="float">
            <text:p>0.787764</text:p>
          </table:table-cell>
          <table:table-cell office:value-type="float" office:value="0.6529" calcext:value-type="float">
            <text:p>0.6529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3" calcext:value-type="float">
            <text:p>3</text:p>
          </table:table-cell>
          <table:table-cell table:formula="of:=COM.MICROSOFT.CONCAT([.G32];[.H32])" office:value-type="string" office:string-value="MELANOMA4X43" calcext:value-type="string">
            <text:p>MELANOMA4X43</text:p>
          </table:table-cell>
          <table:table-cell table:formula="of:=SUMIF([.AF$1:.AF$1048576];[.I$1:.I$1048576];[.AD$1:.AD$1048576])" office:value-type="float" office:value="79" calcext:value-type="float">
            <text:p>79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1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20" calcext:value-type="float">
            <text:p>4920</text:p>
          </table:table-cell>
          <table:table-cell office:value-type="float" office:value="0.798103" calcext:value-type="float">
            <text:p>0.798103</text:p>
          </table:table-cell>
          <table:table-cell office:value-type="float" office:value="0.6254" calcext:value-type="float">
            <text:p>0.625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2" calcext:value-type="float">
            <text:p>2</text:p>
          </table:table-cell>
          <table:table-cell table:formula="of:=COM.MICROSOFT.CONCAT([.G33];[.H33])" office:value-type="string" office:string-value="MELANOMA4X42" calcext:value-type="string">
            <text:p>MELANOMA4X42</text:p>
          </table:table-cell>
          <table:table-cell table:formula="of:=SUMIF([.AF$1:.AF$1048576];[.I$1:.I$1048576];[.AD$1:.AD$1048576])" office:value-type="float" office:value="98" calcext:value-type="float">
            <text:p>98</text:p>
          </table:table-cell>
          <table:table-cell table:number-columns-repeated="19"/>
          <table:table-cell office:value-type="float" office:value="93" calcext:value-type="float">
            <text:p>93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10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7104" calcext:value-type="float">
            <text:p>7104</text:p>
          </table:table-cell>
          <table:table-cell office:value-type="float" office:value="0.799433" calcext:value-type="float">
            <text:p>0.799433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1" calcext:value-type="float">
            <text:p>1</text:p>
          </table:table-cell>
          <table:table-cell table:formula="of:=COM.MICROSOFT.CONCAT([.G34];[.H34])" office:value-type="string" office:string-value="MELANOMA4X41" calcext:value-type="string">
            <text:p>MELANOMA4X41</text:p>
          </table:table-cell>
          <table:table-cell table:formula="of:=SUMIF([.AF$1:.AF$1048576];[.I$1:.I$1048576];[.AD$1:.AD$1048576])" office:value-type="float" office:value="70" calcext:value-type="float">
            <text:p>70</text:p>
          </table:table-cell>
          <table:table-cell table:number-columns-repeated="19"/>
          <table:table-cell office:value-type="float" office:value="98" calcext:value-type="float">
            <text:p>98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2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08" calcext:value-type="float">
            <text:p>4908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6396" calcext:value-type="float">
            <text:p>0.6396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5" calcext:value-type="float">
            <text:p>5</text:p>
          </table:table-cell>
          <table:table-cell table:formula="of:=COM.MICROSOFT.CONCAT([.G35];[.H35])" office:value-type="string" office:string-value="MELANOMA4X45" calcext:value-type="string">
            <text:p>MELANOMA4X45</text:p>
          </table:table-cell>
          <table:table-cell table:formula="of:=SUMIF([.AF$1:.AF$1048576];[.I$1:.I$1048576];[.AD$1:.AD$1048576])" office:value-type="float" office:value="13" calcext:value-type="float">
            <text:p>13</text:p>
          </table:table-cell>
          <table:table-cell table:number-columns-repeated="19"/>
          <table:table-cell office:value-type="float" office:value="79" calcext:value-type="float">
            <text:p>79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91" calcext:value-type="float">
            <text:p>4991</text:p>
          </table:table-cell>
          <table:table-cell office:value-type="float" office:value="0.799804" calcext:value-type="float">
            <text:p>0.799804</text:p>
          </table:table-cell>
          <table:table-cell office:value-type="float" office:value="0.6634" calcext:value-type="float">
            <text:p>0.663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4" calcext:value-type="float">
            <text:p>4</text:p>
          </table:table-cell>
          <table:table-cell table:formula="of:=COM.MICROSOFT.CONCAT([.G36];[.H36])" office:value-type="string" office:string-value="MELANOMA4X44" calcext:value-type="string">
            <text:p>MELANOMA4X44</text:p>
          </table:table-cell>
          <table:table-cell table:formula="of:=SUMIF([.AF$1:.AF$1048576];[.I$1:.I$1048576];[.AD$1:.AD$1048576])" office:value-type="float" office:value="80" calcext:value-type="float">
            <text:p>80</text:p>
          </table:table-cell>
          <table:table-cell table:number-columns-repeated="19"/>
          <table:table-cell office:value-type="float" office:value="80" calcext:value-type="float">
            <text:p>80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4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6970" calcext:value-type="float">
            <text:p>6970</text:p>
          </table:table-cell>
          <table:table-cell office:value-type="float" office:value="0.797164" calcext:value-type="float">
            <text:p>0.797164</text:p>
          </table:table-cell>
          <table:table-cell office:value-type="float" office:value="0.6495" calcext:value-type="float">
            <text:p>0.6495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6" calcext:value-type="float">
            <text:p>6</text:p>
          </table:table-cell>
          <table:table-cell table:formula="of:=COM.MICROSOFT.CONCAT([.G37];[.H37])" office:value-type="string" office:string-value="MELANOMA4X46" calcext:value-type="string">
            <text:p>MELANOMA4X46</text:p>
          </table:table-cell>
          <table:table-cell table:formula="of:=SUMIF([.AF$1:.AF$1048576];[.I$1:.I$1048576];[.AD$1:.AD$1048576])" office:value-type="float" office:value="42" calcext:value-type="float">
            <text:p>42</text:p>
          </table:table-cell>
          <table:table-cell table:number-columns-repeated="19"/>
          <table:table-cell office:value-type="float" office:value="13" calcext:value-type="float">
            <text:p>13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24" calcext:value-type="float">
            <text:p>4924</text:p>
          </table:table-cell>
          <table:table-cell office:value-type="float" office:value="0.79868" calcext:value-type="float">
            <text:p>0.79868</text:p>
          </table:table-cell>
          <table:table-cell office:value-type="float" office:value="0.6828" calcext:value-type="float">
            <text:p>0.6828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8" calcext:value-type="float">
            <text:p>8</text:p>
          </table:table-cell>
          <table:table-cell table:formula="of:=COM.MICROSOFT.CONCAT([.G38];[.H38])" office:value-type="string" office:string-value="MELANOMA4X48" calcext:value-type="string">
            <text:p>MELANOMA4X48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944" calcext:value-type="float">
            <text:p>4944</text:p>
          </table:table-cell>
          <table:table-cell office:value-type="float" office:value="0.799351" calcext:value-type="float">
            <text:p>0.799351</text:p>
          </table:table-cell>
          <table:table-cell office:value-type="float" office:value="0.6414" calcext:value-type="float">
            <text:p>0.641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7" calcext:value-type="float">
            <text:p>7</text:p>
          </table:table-cell>
          <table:table-cell table:formula="of:=COM.MICROSOFT.CONCAT([.G39];[.H39])" office:value-type="string" office:string-value="MELANOMA4X47" calcext:value-type="string">
            <text:p>MELANOMA4X47</text:p>
          </table:table-cell>
          <table:table-cell table:formula="of:=SUMIF([.AF$1:.AF$1048576];[.I$1:.I$1048576];[.AD$1:.AD$1048576])" office:value-type="float" office:value="95" calcext:value-type="float">
            <text:p>95</text:p>
          </table:table-cell>
          <table:table-cell table:number-columns-repeated="19"/>
          <table:table-cell office:value-type="float" office:value="95" calcext:value-type="float">
            <text:p>95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789" calcext:value-type="float">
            <text:p>4789</text:p>
          </table:table-cell>
          <table:table-cell office:value-type="float" office:value="0.798516" calcext:value-type="float">
            <text:p>0.798516</text:p>
          </table:table-cell>
          <table:table-cell office:value-type="float" office:value="0.6568" calcext:value-type="float">
            <text:p>0.6568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10" calcext:value-type="float">
            <text:p>10</text:p>
          </table:table-cell>
          <table:table-cell table:formula="of:=COM.MICROSOFT.CONCAT([.G40];[.H40])" office:value-type="string" office:string-value="MELANOMA4X410" calcext:value-type="string">
            <text:p>MELANOMA4X410</text:p>
          </table:table-cell>
          <table:table-cell table:formula="of:=SUMIF([.AF$1:.AF$1048576];[.I$1:.I$1048576];[.AD$1:.AD$1048576])" office:value-type="float" office:value="93" calcext:value-type="float">
            <text:p>93</text:p>
          </table:table-cell>
          <table:table-cell table:number-columns-repeated="19"/>
          <table:table-cell office:value-type="float" office:value="38" calcext:value-type="float">
            <text:p>38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8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7188" calcext:value-type="float">
            <text:p>7188</text:p>
          </table:table-cell>
          <table:table-cell office:value-type="float" office:value="0.794879" calcext:value-type="float">
            <text:p>0.794879</text:p>
          </table:table-cell>
          <table:table-cell office:value-type="float" office:value="0.6456" calcext:value-type="float">
            <text:p>0.6456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4X4</text:p>
          </table:table-cell>
          <table:table-cell office:value-type="float" office:value="9" calcext:value-type="float">
            <text:p>9</text:p>
          </table:table-cell>
          <table:table-cell table:formula="of:=COM.MICROSOFT.CONCAT([.G41];[.H41])" office:value-type="string" office:string-value="MELANOMA4X49" calcext:value-type="string">
            <text:p>MELANOMA4X49</text:p>
          </table:table-cell>
          <table:table-cell table:formula="of:=SUMIF([.AF$1:.AF$1048576];[.I$1:.I$1048576];[.AD$1:.AD$1048576])" office:value-type="float" office:value="98" calcext:value-type="float">
            <text:p>98</text:p>
          </table:table-cell>
          <table:table-cell table:number-columns-repeated="19"/>
          <table:table-cell office:value-type="float" office:value="98" calcext:value-type="float">
            <text:p>98</text:p>
          </table:table-cell>
          <table:table-cell office:value-type="string" calcext:value-type="string">
            <text:p>MELANOMA4X4</text:p>
          </table:table-cell>
          <table:table-cell office:value-type="string" calcext:value-type="string">
            <text:p>MELANOMA4X49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72" calcext:value-type="float">
            <text:p>4772</text:p>
          </table:table-cell>
          <table:table-cell office:value-type="float" office:value="0.809952" calcext:value-type="float">
            <text:p>0.809952</text:p>
          </table:table-cell>
          <table:table-cell office:value-type="float" office:value="0.6381" calcext:value-type="float">
            <text:p>0.6381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2" calcext:value-type="float">
            <text:p>2</text:p>
          </table:table-cell>
          <table:table-cell table:formula="of:=COM.MICROSOFT.CONCAT([.G42];[.H42])" office:value-type="string" office:string-value="MELANOMABASECASE2" calcext:value-type="string">
            <text:p>MELANOMABASECASE2</text:p>
          </table:table-cell>
          <table:table-cell table:formula="of:=SUMIF([.AF$1:.AF$1048576];[.I$1:.I$1048576];[.AD$1:.AD$1048576])"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1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805" calcext:value-type="float">
            <text:p>4805</text:p>
          </table:table-cell>
          <table:table-cell office:value-type="float" office:value="0.797328" calcext:value-type="float">
            <text:p>0.797328</text:p>
          </table:table-cell>
          <table:table-cell office:value-type="float" office:value="0.6613" calcext:value-type="float">
            <text:p>0.6613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3" calcext:value-type="float">
            <text:p>3</text:p>
          </table:table-cell>
          <table:table-cell table:formula="of:=COM.MICROSOFT.CONCAT([.G43];[.H43])" office:value-type="string" office:string-value="MELANOMABASECASE3" calcext:value-type="string">
            <text:p>MELANOMABASECASE3</text:p>
          </table:table-cell>
          <table:table-cell table:formula="of:=SUMIF([.AF$1:.AF$1048576];[.I$1:.I$1048576];[.AD$1:.AD$1048576])" office:value-type="float" office:value="32" calcext:value-type="float">
            <text:p>32</text:p>
          </table:table-cell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10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054" calcext:value-type="float">
            <text:p>7054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1" calcext:value-type="float">
            <text:p>1</text:p>
          </table:table-cell>
          <table:table-cell table:formula="of:=COM.MICROSOFT.CONCAT([.G44];[.H44])" office:value-type="string" office:string-value="MELANOMABASECASE1" calcext:value-type="string">
            <text:p>MELANOMABASECASE1</text:p>
          </table:table-cell>
          <table:table-cell table:formula="of:=SUMIF([.AF$1:.AF$1048576];[.I$1:.I$1048576];[.AD$1:.AD$1048576])" office:value-type="float" office:value="20" calcext:value-type="float">
            <text:p>20</text:p>
          </table:table-cell>
          <table:table-cell table:number-columns-repeated="19"/>
          <table:table-cell office:value-type="float" office:value="30" calcext:value-type="float">
            <text:p>30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2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60" calcext:value-type="float">
            <text:p>4760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6399" calcext:value-type="float">
            <text:p>0.6399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4" calcext:value-type="float">
            <text:p>4</text:p>
          </table:table-cell>
          <table:table-cell table:formula="of:=COM.MICROSOFT.CONCAT([.G45];[.H45])" office:value-type="string" office:string-value="MELANOMABASECASE4" calcext:value-type="string">
            <text:p>MELANOMABASECASE4</text:p>
          </table:table-cell>
          <table:table-cell table:formula="of:=SUMIF([.AF$1:.AF$1048576];[.I$1:.I$1048576];[.AD$1:.AD$1048576])" office:value-type="float" office:value="80" calcext:value-type="float">
            <text:p>80</text:p>
          </table:table-cell>
          <table:table-cell table:number-columns-repeated="19"/>
          <table:table-cell office:value-type="float" office:value="32" calcext:value-type="float">
            <text:p>32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69" calcext:value-type="float">
            <text:p>4769</text:p>
          </table:table-cell>
          <table:table-cell office:value-type="float" office:value="0.796793" calcext:value-type="float">
            <text:p>0.796793</text:p>
          </table:table-cell>
          <table:table-cell office:value-type="float" office:value="0.6474" calcext:value-type="float">
            <text:p>0.647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5" calcext:value-type="float">
            <text:p>5</text:p>
          </table:table-cell>
          <table:table-cell table:formula="of:=COM.MICROSOFT.CONCAT([.G46];[.H46])" office:value-type="string" office:string-value="MELANOMABASECASE5" calcext:value-type="string">
            <text:p>MELANOMABASECASE5</text:p>
          </table:table-cell>
          <table:table-cell table:formula="of:=SUMIF([.AF$1:.AF$1048576];[.I$1:.I$1048576];[.AD$1:.AD$1048576])" office:value-type="float" office:value="49" calcext:value-type="float">
            <text:p>49</text:p>
          </table:table-cell>
          <table:table-cell table:number-columns-repeated="19"/>
          <table:table-cell office:value-type="float" office:value="80" calcext:value-type="float">
            <text:p>80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4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084" calcext:value-type="float">
            <text:p>7084</text:p>
          </table:table-cell>
          <table:table-cell office:value-type="float" office:value="0.79622" calcext:value-type="float">
            <text:p>0.79622</text:p>
          </table:table-cell>
          <table:table-cell office:value-type="float" office:value="0.6864" calcext:value-type="float">
            <text:p>0.686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6" calcext:value-type="float">
            <text:p>6</text:p>
          </table:table-cell>
          <table:table-cell table:formula="of:=COM.MICROSOFT.CONCAT([.G47];[.H47])" office:value-type="string" office:string-value="MELANOMABASECASE6" calcext:value-type="string">
            <text:p>MELANOMABASECASE6</text:p>
          </table:table-cell>
          <table:table-cell table:formula="of:=SUMIF([.AF$1:.AF$1048576];[.I$1:.I$1048576];[.AD$1:.AD$1048576])" office:value-type="float" office:value="66" calcext:value-type="float">
            <text:p>66</text:p>
          </table:table-cell>
          <table:table-cell table:number-columns-repeated="19"/>
          <table:table-cell office:value-type="float" office:value="49" calcext:value-type="float">
            <text:p>49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41" calcext:value-type="float">
            <text:p>4741</text:p>
          </table:table-cell>
          <table:table-cell office:value-type="float" office:value="0.795611" calcext:value-type="float">
            <text:p>0.795611</text:p>
          </table:table-cell>
          <table:table-cell office:value-type="float" office:value="0.6326" calcext:value-type="float">
            <text:p>0.6326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7" calcext:value-type="float">
            <text:p>7</text:p>
          </table:table-cell>
          <table:table-cell table:formula="of:=COM.MICROSOFT.CONCAT([.G48];[.H48])" office:value-type="string" office:string-value="MELANOMABASECASE7" calcext:value-type="string">
            <text:p>MELANOMABASECASE7</text:p>
          </table:table-cell>
          <table:table-cell table:formula="of:=SUMIF([.AF$1:.AF$1048576];[.I$1:.I$1048576];[.AD$1:.AD$1048576])" office:value-type="float" office:value="54" calcext:value-type="float">
            <text:p>54</text:p>
          </table:table-cell>
          <table:table-cell table:number-columns-repeated="19"/>
          <table:table-cell office:value-type="float" office:value="66" calcext:value-type="float">
            <text:p>66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771" calcext:value-type="float">
            <text:p>4771</text:p>
          </table:table-cell>
          <table:table-cell office:value-type="float" office:value="0.796904" calcext:value-type="float">
            <text:p>0.796904</text:p>
          </table:table-cell>
          <table:table-cell office:value-type="float" office:value="0.6456" calcext:value-type="float">
            <text:p>0.6456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8" calcext:value-type="float">
            <text:p>8</text:p>
          </table:table-cell>
          <table:table-cell table:formula="of:=COM.MICROSOFT.CONCAT([.G49];[.H49])" office:value-type="string" office:string-value="MELANOMABASECASE8" calcext:value-type="string">
            <text:p>MELANOMABASECASE8</text:p>
          </table:table-cell>
          <table:table-cell table:formula="of:=SUMIF([.AF$1:.AF$1048576];[.I$1:.I$1048576];[.AD$1:.AD$1048576])" office:value-type="float" office:value="42" calcext:value-type="float">
            <text:p>42</text:p>
          </table:table-cell>
          <table:table-cell table:number-columns-repeated="19"/>
          <table:table-cell office:value-type="float" office:value="54" calcext:value-type="float">
            <text:p>54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622" calcext:value-type="float">
            <text:p>4622</text:p>
          </table:table-cell>
          <table:table-cell office:value-type="float" office:value="0.796782" calcext:value-type="float">
            <text:p>0.796782</text:p>
          </table:table-cell>
          <table:table-cell office:value-type="float" office:value="0.6483" calcext:value-type="float">
            <text:p>0.6483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10" calcext:value-type="float">
            <text:p>10</text:p>
          </table:table-cell>
          <table:table-cell table:formula="of:=COM.MICROSOFT.CONCAT([.G50];[.H50])" office:value-type="string" office:string-value="MELANOMABASECASE10" calcext:value-type="string">
            <text:p>MELANOMABASECASE10</text:p>
          </table:table-cell>
          <table:table-cell table:formula="of:=SUMIF([.AF$1:.AF$1048576];[.I$1:.I$1048576];[.AD$1:.AD$1048576])" office:value-type="float" office:value="25" calcext:value-type="float">
            <text:p>25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8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049" calcext:value-type="float">
            <text:p>7049</text:p>
          </table:table-cell>
          <table:table-cell office:value-type="float" office:value="0.794041" calcext:value-type="float">
            <text:p>0.794041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BASECASE</text:p>
          </table:table-cell>
          <table:table-cell office:value-type="float" office:value="9" calcext:value-type="float">
            <text:p>9</text:p>
          </table:table-cell>
          <table:table-cell table:formula="of:=COM.MICROSOFT.CONCAT([.G51];[.H51])" office:value-type="string" office:string-value="MELANOMABASECASE9" calcext:value-type="string">
            <text:p>MELANOMABASECASE9</text:p>
          </table:table-cell>
          <table:table-cell table:formula="of:=SUMIF([.AF$1:.AF$1048576];[.I$1:.I$1048576];[.AD$1:.AD$1048576])" office:value-type="float" office:value="90" calcext:value-type="float">
            <text:p>90</text:p>
          </table:table-cell>
          <table:table-cell table:number-columns-repeated="19"/>
          <table:table-cell office:value-type="float" office:value="90" calcext:value-type="float">
            <text:p>90</text:p>
          </table:table-cell>
          <table:table-cell office:value-type="string" calcext:value-type="string">
            <text:p>MELANOMABASECASE</text:p>
          </table:table-cell>
          <table:table-cell office:value-type="string" calcext:value-type="string">
            <text:p>MELANOMABASECASE9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49" calcext:value-type="float">
            <text:p>4849</text:p>
          </table:table-cell>
          <table:table-cell office:value-type="float" office:value="0.799587" calcext:value-type="float">
            <text:p>0.799587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2" calcext:value-type="float">
            <text:p>2</text:p>
          </table:table-cell>
          <table:table-cell table:formula="of:=COM.MICROSOFT.CONCAT([.G52];[.H52])" office:value-type="string" office:string-value="MELANOMAPATCH2" calcext:value-type="string">
            <text:p>MELANOMAPATCH2</text:p>
          </table:table-cell>
          <table:table-cell table:formula="of:=SUMIF([.AF$1:.AF$1048576];[.I$1:.I$1048576];[.AD$1:.AD$1048576])" office:value-type="float" office:value="60" calcext:value-type="float">
            <text:p>60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1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48" calcext:value-type="float">
            <text:p>4848</text:p>
          </table:table-cell>
          <table:table-cell office:value-type="float" office:value="0.805573" calcext:value-type="float">
            <text:p>0.805573</text:p>
          </table:table-cell>
          <table:table-cell office:value-type="float" office:value="0.6764" calcext:value-type="float">
            <text:p>0.676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1" calcext:value-type="float">
            <text:p>1</text:p>
          </table:table-cell>
          <table:table-cell table:formula="of:=COM.MICROSOFT.CONCAT([.G53];[.H53])" office:value-type="string" office:string-value="MELANOMAPATCH1" calcext:value-type="string">
            <text:p>MELANOMAPATCH1</text:p>
          </table:table-cell>
          <table:table-cell table:formula="of:=SUMIF([.AF$1:.AF$1048576];[.I$1:.I$1048576];[.AD$1:.AD$1048576])" office:value-type="float" office:value="70" calcext:value-type="float">
            <text:p>70</text:p>
          </table:table-cell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10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285" calcext:value-type="float">
            <text:p>5285</text:p>
          </table:table-cell>
          <table:table-cell office:value-type="float" office:value="0.790129" calcext:value-type="float">
            <text:p>0.790129</text:p>
          </table:table-cell>
          <table:table-cell office:value-type="float" office:value="0.6689" calcext:value-type="float">
            <text:p>0.6689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MELANOMAPATCH</text:p>
          </table:table-cell>
          <table:table-cell office:value-type="float" office:value="3" calcext:value-type="float">
            <text:p>3</text:p>
          </table:table-cell>
          <table:table-cell table:formula="of:=COM.MICROSOFT.CONCAT([.G54];[.H54])" office:value-type="string" office:string-value="MELANOMAPATCH3" calcext:value-type="string">
            <text:p>MELANOMAPATCH3</text:p>
          </table:table-cell>
          <table:table-cell table:formula="of:=SUMIF([.AF$1:.AF$1048576];[.I$1:.I$1048576];[.AD$1:.AD$1048576])" office:value-type="float" office:value="8" calcext:value-type="float">
            <text:p>8</text:p>
          </table:table-cell>
          <table:table-cell table:number-columns-repeated="19"/>
          <table:table-cell office:value-type="float" office:value="60" calcext:value-type="float">
            <text:p>60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2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781" calcext:value-type="float">
            <text:p>4781</text:p>
          </table:table-cell>
          <table:table-cell office:value-type="float" office:value="0.800361" calcext:value-type="float">
            <text:p>0.800361</text:p>
          </table:table-cell>
          <table:table-cell office:value-type="float" office:value="0.6734" calcext:value-type="float">
            <text:p>0.6734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4" calcext:value-type="float">
            <text:p>4</text:p>
          </table:table-cell>
          <table:table-cell table:formula="of:=COM.MICROSOFT.CONCAT([.G55];[.H55])" office:value-type="string" office:string-value="MELANOMAPATCH4" calcext:value-type="string">
            <text:p>MELANOMAPATCH4</text:p>
          </table:table-cell>
          <table:table-cell table:formula="of:=SUMIF([.AF$1:.AF$1048576];[.I$1:.I$1048576];[.AD$1:.AD$1048576])" office:value-type="float" office:value="58" calcext:value-type="float">
            <text:p>58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14" calcext:value-type="float">
            <text:p>4814</text:p>
          </table:table-cell>
          <table:table-cell office:value-type="float" office:value="0.79358" calcext:value-type="float">
            <text:p>0.79358</text:p>
          </table:table-cell>
          <table:table-cell office:value-type="float" office:value="0.6686" calcext:value-type="float">
            <text:p>0.6686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5" calcext:value-type="float">
            <text:p>5</text:p>
          </table:table-cell>
          <table:table-cell table:formula="of:=COM.MICROSOFT.CONCAT([.G56];[.H56])" office:value-type="string" office:string-value="MELANOMAPATCH5" calcext:value-type="string">
            <text:p>MELANOMAPATCH5</text:p>
          </table:table-cell>
          <table:table-cell table:formula="of:=SUMIF([.AF$1:.AF$1048576];[.I$1:.I$1048576];[.AD$1:.AD$1048576])" office:value-type="float" office:value="20" calcext:value-type="float">
            <text:p>20</text:p>
          </table:table-cell>
          <table:table-cell table:number-columns-repeated="19"/>
          <table:table-cell office:value-type="float" office:value="58" calcext:value-type="float">
            <text:p>58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4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372" calcext:value-type="float">
            <text:p>5372</text:p>
          </table:table-cell>
          <table:table-cell office:value-type="float" office:value="0.797122" calcext:value-type="float">
            <text:p>0.797122</text:p>
          </table:table-cell>
          <table:table-cell office:value-type="float" office:value="0.6761" calcext:value-type="float">
            <text:p>0.6761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MELANOMAPATCH</text:p>
          </table:table-cell>
          <table:table-cell office:value-type="float" office:value="6" calcext:value-type="float">
            <text:p>6</text:p>
          </table:table-cell>
          <table:table-cell table:formula="of:=COM.MICROSOFT.CONCAT([.G57];[.H57])" office:value-type="string" office:string-value="MELANOMAPATCH6" calcext:value-type="string">
            <text:p>MELANOMAPATCH6</text:p>
          </table:table-cell>
          <table:table-cell table:formula="of:=SUMIF([.AF$1:.AF$1048576];[.I$1:.I$1048576];[.AD$1:.AD$1048576])" office:value-type="float" office:value="38" calcext:value-type="float">
            <text:p>38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37" calcext:value-type="float">
            <text:p>4837</text:p>
          </table:table-cell>
          <table:table-cell office:value-type="float" office:value="0.794609" calcext:value-type="float">
            <text:p>0.794609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7" calcext:value-type="float">
            <text:p>7</text:p>
          </table:table-cell>
          <table:table-cell table:formula="of:=COM.MICROSOFT.CONCAT([.G58];[.H58])" office:value-type="string" office:string-value="MELANOMAPATCH7" calcext:value-type="string">
            <text:p>MELANOMAPATCH7</text:p>
          </table:table-cell>
          <table:table-cell table:formula="of:=SUMIF([.AF$1:.AF$1048576];[.I$1:.I$1048576];[.AD$1:.AD$1048576])" office:value-type="float" office:value="39" calcext:value-type="float">
            <text:p>39</text:p>
          </table:table-cell>
          <table:table-cell table:number-columns-repeated="19"/>
          <table:table-cell office:value-type="float" office:value="38" calcext:value-type="float">
            <text:p>38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837" calcext:value-type="float">
            <text:p>4837</text:p>
          </table:table-cell>
          <table:table-cell office:value-type="float" office:value="0.79876" calcext:value-type="float">
            <text:p>0.79876</text:p>
          </table:table-cell>
          <table:table-cell office:value-type="float" office:value="0.6873" calcext:value-type="float">
            <text:p>0.6873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8" calcext:value-type="float">
            <text:p>8</text:p>
          </table:table-cell>
          <table:table-cell table:formula="of:=COM.MICROSOFT.CONCAT([.G59];[.H59])" office:value-type="string" office:string-value="MELANOMAPATCH8" calcext:value-type="string">
            <text:p>MELANOMAPATCH8</text:p>
          </table:table-cell>
          <table:table-cell table:formula="of:=SUMIF([.AF$1:.AF$1048576];[.I$1:.I$1048576];[.AD$1:.AD$1048576])" office:value-type="float" office:value="19" calcext:value-type="float">
            <text:p>19</text:p>
          </table:table-cell>
          <table:table-cell table:number-columns-repeated="19"/>
          <table:table-cell office:value-type="float" office:value="39" calcext:value-type="float">
            <text:p>39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560" calcext:value-type="float">
            <text:p>5560</text:p>
          </table:table-cell>
          <table:table-cell office:value-type="float" office:value="0.797747" calcext:value-type="float">
            <text:p>0.797747</text:p>
          </table:table-cell>
          <table:table-cell office:value-type="float" office:value="0.6622" calcext:value-type="float">
            <text:p>0.6622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9" calcext:value-type="float">
            <text:p>9</text:p>
          </table:table-cell>
          <table:table-cell table:formula="of:=COM.MICROSOFT.CONCAT([.G60];[.H60])" office:value-type="string" office:string-value="MELANOMAPATCH9" calcext:value-type="string">
            <text:p>MELANOMAPATCH9</text:p>
          </table:table-cell>
          <table:table-cell table:formula="of:=SUMIF([.AF$1:.AF$1048576];[.I$1:.I$1048576];[.AD$1:.AD$1048576])" office:value-type="float" office:value="15" calcext:value-type="float">
            <text:p>15</text:p>
          </table:table-cell>
          <table:table-cell table:number-columns-repeated="19"/>
          <table:table-cell office:value-type="float" office:value="19" calcext:value-type="float">
            <text:p>19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8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798" calcext:value-type="float">
            <text:p>4798</text:p>
          </table:table-cell>
          <table:table-cell office:value-type="float" office:value="0.799529" calcext:value-type="float">
            <text:p>0.799529</text:p>
          </table:table-cell>
          <table:table-cell office:value-type="float" office:value="0.6523" calcext:value-type="float">
            <text:p>0.6523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ELANOMAPATCH</text:p>
          </table:table-cell>
          <table:table-cell office:value-type="float" office:value="10" calcext:value-type="float">
            <text:p>10</text:p>
          </table:table-cell>
          <table:table-cell table:formula="of:=COM.MICROSOFT.CONCAT([.G61];[.H61])" office:value-type="string" office:string-value="MELANOMAPATCH10" calcext:value-type="string">
            <text:p>MELANOMAPATCH10</text:p>
          </table:table-cell>
          <table:table-cell table:formula="of:=SUMIF([.AF$1:.AF$1048576];[.I$1:.I$1048576];[.AD$1:.AD$1048576])" office:value-type="float" office:value="31" calcext:value-type="float">
            <text:p>31</text:p>
          </table:table-cell>
          <table:table-cell table:number-columns-repeated="19"/>
          <table:table-cell office:value-type="float" office:value="15" calcext:value-type="float">
            <text:p>15</text:p>
          </table:table-cell>
          <table:table-cell office:value-type="string" calcext:value-type="string">
            <text:p>MELANOMAPATCH</text:p>
          </table:table-cell>
          <table:table-cell office:value-type="string" calcext:value-type="string">
            <text:p>MELANOMAPATCH9</text:p>
          </table:table-cell>
        </table:table-row>
      </table:table>
      <table:table table:name="Checkpoin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typ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concat</text:p>
          </table:table-cell>
          <table:table-cell office:value-type="string" calcext:value-type="string">
            <text:p>seed concat</text:p>
          </table:table-cell>
          <table:table-cell table:number-columns-repeated="3"/>
          <table:table-cell office:value-type="string" calcext:value-type="string">
            <text:p>EPOCHS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COM.MICROSOFT.CONCAT([.A2];[.B2])" office:value-type="string" office:string-value="PNEUMONIA4X4" calcext:value-type="string">
            <text:p>PNEUMONIA4X4</text:p>
          </table:table-cell>
          <table:table-cell table:formula="of:=COM.MICROSOFT.CONCAT([.E2];[.C2])" office:value-type="string" office:string-value="PNEUMONIA4X41" calcext:value-type="string">
            <text:p>PNEUMONIA4X41</text:p>
          </table:table-cell>
          <table:table-cell/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table:formula="of:=SUMIF([.$E$1:.$E$1048576];COM.MICROSOFT.CONCAT([.$H2:.$I2]);[.D$1:.D$1048576])/10"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COM.MICROSOFT.CONCAT([.A3];[.B3])" office:value-type="string" office:string-value="PNEUMONIA4X4" calcext:value-type="string">
            <text:p>PNEUMONIA4X4</text:p>
          </table:table-cell>
          <table:table-cell table:formula="of:=COM.MICROSOFT.CONCAT([.E3];[.C3])" office:value-type="string" office:string-value="PNEUMONIA4X410" calcext:value-type="string">
            <text:p>PNEUMONIA4X410</text:p>
          </table:table-cell>
          <table:table-cell/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table:formula="of:=SUMIF([.$E$1:.$E$1048576];COM.MICROSOFT.CONCAT([.$H3:.$I3]);[.D$1:.D$1048576])/10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COM.MICROSOFT.CONCAT([.A4];[.B4])" office:value-type="string" office:string-value="PNEUMONIA4X4" calcext:value-type="string">
            <text:p>PNEUMONIA4X4</text:p>
          </table:table-cell>
          <table:table-cell table:formula="of:=COM.MICROSOFT.CONCAT([.E4];[.C4])" office:value-type="string" office:string-value="PNEUMONIA4X42" calcext:value-type="string">
            <text:p>PNEUMONIA4X42</text:p>
          </table:table-cell>
          <table:table-cell/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table:formula="of:=SUMIF([.$E$1:.$E$1048576];COM.MICROSOFT.CONCAT([.$H4:.$I4]);[.D$1:.D$1048576])/10"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COM.MICROSOFT.CONCAT([.A5];[.B5])" office:value-type="string" office:string-value="PNEUMONIA4X4" calcext:value-type="string">
            <text:p>PNEUMONIA4X4</text:p>
          </table:table-cell>
          <table:table-cell table:formula="of:=COM.MICROSOFT.CONCAT([.E5];[.C5])" office:value-type="string" office:string-value="PNEUMONIA4X43" calcext:value-type="string">
            <text:p>PNEUMONIA4X43</text:p>
          </table:table-cell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table:formula="of:=SUMIF([.$E$1:.$E$1048576];COM.MICROSOFT.CONCAT([.$H5:.$I5]);[.D$1:.D$1048576])/10"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COM.MICROSOFT.CONCAT([.A6];[.B6])" office:value-type="string" office:string-value="PNEUMONIA4X4" calcext:value-type="string">
            <text:p>PNEUMONIA4X4</text:p>
          </table:table-cell>
          <table:table-cell table:formula="of:=COM.MICROSOFT.CONCAT([.E6];[.C6])" office:value-type="string" office:string-value="PNEUMONIA4X44" calcext:value-type="string">
            <text:p>PNEUMONIA4X44</text:p>
          </table:table-cell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table:formula="of:=SUMIF([.$E$1:.$E$1048576];COM.MICROSOFT.CONCAT([.$H6:.$I6]);[.D$1:.D$1048576])/10"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COM.MICROSOFT.CONCAT([.A7];[.B7])" office:value-type="string" office:string-value="PNEUMONIA4X4" calcext:value-type="string">
            <text:p>PNEUMONIA4X4</text:p>
          </table:table-cell>
          <table:table-cell table:formula="of:=COM.MICROSOFT.CONCAT([.E7];[.C7])" office:value-type="string" office:string-value="PNEUMONIA4X45" calcext:value-type="string">
            <text:p>PNEUMONIA4X45</text:p>
          </table:table-cell>
          <table:table-cell/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table:formula="of:=SUMIF([.$E$1:.$E$1048576];COM.MICROSOFT.CONCAT([.$H7:.$I7]);[.D$1:.D$1048576])/10"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COM.MICROSOFT.CONCAT([.A8];[.B8])" office:value-type="string" office:string-value="PNEUMONIA4X4" calcext:value-type="string">
            <text:p>PNEUMONIA4X4</text:p>
          </table:table-cell>
          <table:table-cell table:formula="of:=COM.MICROSOFT.CONCAT([.E8];[.C8])" office:value-type="string" office:string-value="PNEUMONIA4X46" calcext:value-type="string">
            <text:p>PNEUMONIA4X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COM.MICROSOFT.CONCAT([.A9];[.B9])" office:value-type="string" office:string-value="PNEUMONIA4X4" calcext:value-type="string">
            <text:p>PNEUMONIA4X4</text:p>
          </table:table-cell>
          <table:table-cell table:formula="of:=COM.MICROSOFT.CONCAT([.E9];[.C9])" office:value-type="string" office:string-value="PNEUMONIA4X47" calcext:value-type="string">
            <text:p>PNEUMONIA4X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COM.MICROSOFT.CONCAT([.A10];[.B10])" office:value-type="string" office:string-value="PNEUMONIA4X4" calcext:value-type="string">
            <text:p>PNEUMONIA4X4</text:p>
          </table:table-cell>
          <table:table-cell table:formula="of:=COM.MICROSOFT.CONCAT([.E10];[.C10])" office:value-type="string" office:string-value="PNEUMONIA4X48" calcext:value-type="string">
            <text:p>PNEUMONIA4X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4X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COM.MICROSOFT.CONCAT([.A11];[.B11])" office:value-type="string" office:string-value="PNEUMONIA4X4" calcext:value-type="string">
            <text:p>PNEUMONIA4X4</text:p>
          </table:table-cell>
          <table:table-cell table:formula="of:=COM.MICROSOFT.CONCAT([.E11];[.C11])" office:value-type="string" office:string-value="PNEUMONIA4X49" calcext:value-type="string">
            <text:p>PNEUMONIA4X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COM.MICROSOFT.CONCAT([.A12];[.B12])" office:value-type="string" office:string-value="PNEUMONIABASECASE" calcext:value-type="string">
            <text:p>PNEUMONIABASECASE</text:p>
          </table:table-cell>
          <table:table-cell table:formula="of:=COM.MICROSOFT.CONCAT([.E12];[.C12])" office:value-type="string" office:string-value="PNEUMONIABASECASE1" calcext:value-type="string">
            <text:p>PNEUMONIABASECAS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COM.MICROSOFT.CONCAT([.A13];[.B13])" office:value-type="string" office:string-value="PNEUMONIABASECASE" calcext:value-type="string">
            <text:p>PNEUMONIABASECASE</text:p>
          </table:table-cell>
          <table:table-cell table:formula="of:=COM.MICROSOFT.CONCAT([.E13];[.C13])" office:value-type="string" office:string-value="PNEUMONIABASECASE10" calcext:value-type="string">
            <text:p>PNEUMONIABASECASE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COM.MICROSOFT.CONCAT([.A14];[.B14])" office:value-type="string" office:string-value="PNEUMONIABASECASE" calcext:value-type="string">
            <text:p>PNEUMONIABASECASE</text:p>
          </table:table-cell>
          <table:table-cell table:formula="of:=COM.MICROSOFT.CONCAT([.E14];[.C14])" office:value-type="string" office:string-value="PNEUMONIABASECASE2" calcext:value-type="string">
            <text:p>PNEUMONIABASECAS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COM.MICROSOFT.CONCAT([.A15];[.B15])" office:value-type="string" office:string-value="PNEUMONIABASECASE" calcext:value-type="string">
            <text:p>PNEUMONIABASECASE</text:p>
          </table:table-cell>
          <table:table-cell table:formula="of:=COM.MICROSOFT.CONCAT([.E15];[.C15])" office:value-type="string" office:string-value="PNEUMONIABASECASE3" calcext:value-type="string">
            <text:p>PNEUMONIABASECAS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COM.MICROSOFT.CONCAT([.A16];[.B16])" office:value-type="string" office:string-value="PNEUMONIABASECASE" calcext:value-type="string">
            <text:p>PNEUMONIABASECASE</text:p>
          </table:table-cell>
          <table:table-cell table:formula="of:=COM.MICROSOFT.CONCAT([.E16];[.C16])" office:value-type="string" office:string-value="PNEUMONIABASECASE4" calcext:value-type="string">
            <text:p>PNEUMONIABASECAS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COM.MICROSOFT.CONCAT([.A17];[.B17])" office:value-type="string" office:string-value="PNEUMONIABASECASE" calcext:value-type="string">
            <text:p>PNEUMONIABASECASE</text:p>
          </table:table-cell>
          <table:table-cell table:formula="of:=COM.MICROSOFT.CONCAT([.E17];[.C17])" office:value-type="string" office:string-value="PNEUMONIABASECASE5" calcext:value-type="string">
            <text:p>PNEUMONIABASECAS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COM.MICROSOFT.CONCAT([.A18];[.B18])" office:value-type="string" office:string-value="PNEUMONIABASECASE" calcext:value-type="string">
            <text:p>PNEUMONIABASECASE</text:p>
          </table:table-cell>
          <table:table-cell table:formula="of:=COM.MICROSOFT.CONCAT([.E18];[.C18])" office:value-type="string" office:string-value="PNEUMONIABASECASE6" calcext:value-type="string">
            <text:p>PNEUMONIABASECASE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COM.MICROSOFT.CONCAT([.A19];[.B19])" office:value-type="string" office:string-value="PNEUMONIABASECASE" calcext:value-type="string">
            <text:p>PNEUMONIABASECASE</text:p>
          </table:table-cell>
          <table:table-cell table:formula="of:=COM.MICROSOFT.CONCAT([.E19];[.C19])" office:value-type="string" office:string-value="PNEUMONIABASECASE7" calcext:value-type="string">
            <text:p>PNEUMONIABASECAS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COM.MICROSOFT.CONCAT([.A20];[.B20])" office:value-type="string" office:string-value="PNEUMONIABASECASE" calcext:value-type="string">
            <text:p>PNEUMONIABASECASE</text:p>
          </table:table-cell>
          <table:table-cell table:formula="of:=COM.MICROSOFT.CONCAT([.E20];[.C20])" office:value-type="string" office:string-value="PNEUMONIABASECASE8" calcext:value-type="string">
            <text:p>PNEUMONIABASECAS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BASECASE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COM.MICROSOFT.CONCAT([.A21];[.B21])" office:value-type="string" office:string-value="PNEUMONIABASECASE" calcext:value-type="string">
            <text:p>PNEUMONIABASECASE</text:p>
          </table:table-cell>
          <table:table-cell table:formula="of:=COM.MICROSOFT.CONCAT([.E21];[.C21])" office:value-type="string" office:string-value="PNEUMONIABASECASE9" calcext:value-type="string">
            <text:p>PNEUMONIABASECASE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COM.MICROSOFT.CONCAT([.A22];[.B22])" office:value-type="string" office:string-value="PNEUMONIAPATCH" calcext:value-type="string">
            <text:p>PNEUMONIAPATCH</text:p>
          </table:table-cell>
          <table:table-cell table:formula="of:=COM.MICROSOFT.CONCAT([.E22];[.C22])" office:value-type="string" office:string-value="PNEUMONIAPATCH1" calcext:value-type="string">
            <text:p>PNEUMONIAPATC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COM.MICROSOFT.CONCAT([.A23];[.B23])" office:value-type="string" office:string-value="PNEUMONIAPATCH" calcext:value-type="string">
            <text:p>PNEUMONIAPATCH</text:p>
          </table:table-cell>
          <table:table-cell table:formula="of:=COM.MICROSOFT.CONCAT([.E23];[.C23])" office:value-type="string" office:string-value="PNEUMONIAPATCH10" calcext:value-type="string">
            <text:p>PNEUMONIAPATCH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COM.MICROSOFT.CONCAT([.A24];[.B24])" office:value-type="string" office:string-value="PNEUMONIAPATCH" calcext:value-type="string">
            <text:p>PNEUMONIAPATCH</text:p>
          </table:table-cell>
          <table:table-cell table:formula="of:=COM.MICROSOFT.CONCAT([.E24];[.C24])" office:value-type="string" office:string-value="PNEUMONIAPATCH2" calcext:value-type="string">
            <text:p>PNEUMONIAPATC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COM.MICROSOFT.CONCAT([.A25];[.B25])" office:value-type="string" office:string-value="PNEUMONIAPATCH" calcext:value-type="string">
            <text:p>PNEUMONIAPATCH</text:p>
          </table:table-cell>
          <table:table-cell table:formula="of:=COM.MICROSOFT.CONCAT([.E25];[.C25])" office:value-type="string" office:string-value="PNEUMONIAPATCH3" calcext:value-type="string">
            <text:p>PNEUMONIAPATC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COM.MICROSOFT.CONCAT([.A26];[.B26])" office:value-type="string" office:string-value="PNEUMONIAPATCH" calcext:value-type="string">
            <text:p>PNEUMONIAPATCH</text:p>
          </table:table-cell>
          <table:table-cell table:formula="of:=COM.MICROSOFT.CONCAT([.E26];[.C26])" office:value-type="string" office:string-value="PNEUMONIAPATCH4" calcext:value-type="string">
            <text:p>PNEUMONIAPATCH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COM.MICROSOFT.CONCAT([.A27];[.B27])" office:value-type="string" office:string-value="PNEUMONIAPATCH" calcext:value-type="string">
            <text:p>PNEUMONIAPATCH</text:p>
          </table:table-cell>
          <table:table-cell table:formula="of:=COM.MICROSOFT.CONCAT([.E27];[.C27])" office:value-type="string" office:string-value="PNEUMONIAPATCH5" calcext:value-type="string">
            <text:p>PNEUMONIAPATCH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COM.MICROSOFT.CONCAT([.A28];[.B28])" office:value-type="string" office:string-value="PNEUMONIAPATCH" calcext:value-type="string">
            <text:p>PNEUMONIAPATCH</text:p>
          </table:table-cell>
          <table:table-cell table:formula="of:=COM.MICROSOFT.CONCAT([.E28];[.C28])" office:value-type="string" office:string-value="PNEUMONIAPATCH6" calcext:value-type="string">
            <text:p>PNEUMONIAPATCH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COM.MICROSOFT.CONCAT([.A29];[.B29])" office:value-type="string" office:string-value="PNEUMONIAPATCH" calcext:value-type="string">
            <text:p>PNEUMONIAPATCH</text:p>
          </table:table-cell>
          <table:table-cell table:formula="of:=COM.MICROSOFT.CONCAT([.E29];[.C29])" office:value-type="string" office:string-value="PNEUMONIAPATCH7" calcext:value-type="string">
            <text:p>PNEUMONIAPATCH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COM.MICROSOFT.CONCAT([.A30];[.B30])" office:value-type="string" office:string-value="PNEUMONIAPATCH" calcext:value-type="string">
            <text:p>PNEUMONIAPATCH</text:p>
          </table:table-cell>
          <table:table-cell table:formula="of:=COM.MICROSOFT.CONCAT([.E30];[.C30])" office:value-type="string" office:string-value="PNEUMONIAPATCH8" calcext:value-type="string">
            <text:p>PNEUMONIAPATCH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NEUMONIA</text:p>
          </table:table-cell>
          <table:table-cell office:value-type="string" calcext:value-type="string">
            <text:p>PATCH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COM.MICROSOFT.CONCAT([.A31];[.B31])" office:value-type="string" office:string-value="PNEUMONIAPATCH" calcext:value-type="string">
            <text:p>PNEUMONIAPATCH</text:p>
          </table:table-cell>
          <table:table-cell table:formula="of:=COM.MICROSOFT.CONCAT([.E31];[.C31])" office:value-type="string" office:string-value="PNEUMONIAPATCH9" calcext:value-type="string">
            <text:p>PNEUMONIAPATCH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COM.MICROSOFT.CONCAT([.A32];[.B32])" office:value-type="string" office:string-value="MELANOMA4X4" calcext:value-type="string">
            <text:p>MELANOMA4X4</text:p>
          </table:table-cell>
          <table:table-cell table:formula="of:=COM.MICROSOFT.CONCAT([.E32];[.C32])" office:value-type="string" office:string-value="MELANOMA4X41" calcext:value-type="string">
            <text:p>MELANOMA4X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COM.MICROSOFT.CONCAT([.A33];[.B33])" office:value-type="string" office:string-value="MELANOMA4X4" calcext:value-type="string">
            <text:p>MELANOMA4X4</text:p>
          </table:table-cell>
          <table:table-cell table:formula="of:=COM.MICROSOFT.CONCAT([.E33];[.C33])" office:value-type="string" office:string-value="MELANOMA4X410" calcext:value-type="string">
            <text:p>MELANOMA4X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COM.MICROSOFT.CONCAT([.A34];[.B34])" office:value-type="string" office:string-value="MELANOMA4X4" calcext:value-type="string">
            <text:p>MELANOMA4X4</text:p>
          </table:table-cell>
          <table:table-cell table:formula="of:=COM.MICROSOFT.CONCAT([.E34];[.C34])" office:value-type="string" office:string-value="MELANOMA4X42" calcext:value-type="string">
            <text:p>MELANOMA4X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COM.MICROSOFT.CONCAT([.A35];[.B35])" office:value-type="string" office:string-value="MELANOMA4X4" calcext:value-type="string">
            <text:p>MELANOMA4X4</text:p>
          </table:table-cell>
          <table:table-cell table:formula="of:=COM.MICROSOFT.CONCAT([.E35];[.C35])" office:value-type="string" office:string-value="MELANOMA4X43" calcext:value-type="string">
            <text:p>MELANOMA4X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COM.MICROSOFT.CONCAT([.A36];[.B36])" office:value-type="string" office:string-value="MELANOMA4X4" calcext:value-type="string">
            <text:p>MELANOMA4X4</text:p>
          </table:table-cell>
          <table:table-cell table:formula="of:=COM.MICROSOFT.CONCAT([.E36];[.C36])" office:value-type="string" office:string-value="MELANOMA4X44" calcext:value-type="string">
            <text:p>MELANOMA4X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COM.MICROSOFT.CONCAT([.A37];[.B37])" office:value-type="string" office:string-value="MELANOMA4X4" calcext:value-type="string">
            <text:p>MELANOMA4X4</text:p>
          </table:table-cell>
          <table:table-cell table:formula="of:=COM.MICROSOFT.CONCAT([.E37];[.C37])" office:value-type="string" office:string-value="MELANOMA4X45" calcext:value-type="string">
            <text:p>MELANOMA4X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COM.MICROSOFT.CONCAT([.A38];[.B38])" office:value-type="string" office:string-value="MELANOMA4X4" calcext:value-type="string">
            <text:p>MELANOMA4X4</text:p>
          </table:table-cell>
          <table:table-cell table:formula="of:=COM.MICROSOFT.CONCAT([.E38];[.C38])" office:value-type="string" office:string-value="MELANOMA4X46" calcext:value-type="string">
            <text:p>MELANOMA4X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COM.MICROSOFT.CONCAT([.A39];[.B39])" office:value-type="string" office:string-value="MELANOMA4X4" calcext:value-type="string">
            <text:p>MELANOMA4X4</text:p>
          </table:table-cell>
          <table:table-cell table:formula="of:=COM.MICROSOFT.CONCAT([.E39];[.C39])" office:value-type="string" office:string-value="MELANOMA4X47" calcext:value-type="string">
            <text:p>MELANOMA4X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COM.MICROSOFT.CONCAT([.A40];[.B40])" office:value-type="string" office:string-value="MELANOMA4X4" calcext:value-type="string">
            <text:p>MELANOMA4X4</text:p>
          </table:table-cell>
          <table:table-cell table:formula="of:=COM.MICROSOFT.CONCAT([.E40];[.C40])" office:value-type="string" office:string-value="MELANOMA4X48" calcext:value-type="string">
            <text:p>MELANOMA4X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4X4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formula="of:=COM.MICROSOFT.CONCAT([.A41];[.B41])" office:value-type="string" office:string-value="MELANOMA4X4" calcext:value-type="string">
            <text:p>MELANOMA4X4</text:p>
          </table:table-cell>
          <table:table-cell table:formula="of:=COM.MICROSOFT.CONCAT([.E41];[.C41])" office:value-type="string" office:string-value="MELANOMA4X49" calcext:value-type="string">
            <text:p>MELANOMA4X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COM.MICROSOFT.CONCAT([.A42];[.B42])" office:value-type="string" office:string-value="MELANOMABASECASE" calcext:value-type="string">
            <text:p>MELANOMABASECASE</text:p>
          </table:table-cell>
          <table:table-cell table:formula="of:=COM.MICROSOFT.CONCAT([.E42];[.C42])" office:value-type="string" office:string-value="MELANOMABASECASE1" calcext:value-type="string">
            <text:p>MELANOMABASECAS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COM.MICROSOFT.CONCAT([.A43];[.B43])" office:value-type="string" office:string-value="MELANOMABASECASE" calcext:value-type="string">
            <text:p>MELANOMABASECASE</text:p>
          </table:table-cell>
          <table:table-cell table:formula="of:=COM.MICROSOFT.CONCAT([.E43];[.C43])" office:value-type="string" office:string-value="MELANOMABASECASE10" calcext:value-type="string">
            <text:p>MELANOMABASECASE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COM.MICROSOFT.CONCAT([.A44];[.B44])" office:value-type="string" office:string-value="MELANOMABASECASE" calcext:value-type="string">
            <text:p>MELANOMABASECASE</text:p>
          </table:table-cell>
          <table:table-cell table:formula="of:=COM.MICROSOFT.CONCAT([.E44];[.C44])" office:value-type="string" office:string-value="MELANOMABASECASE2" calcext:value-type="string">
            <text:p>MELANOMABASECAS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COM.MICROSOFT.CONCAT([.A45];[.B45])" office:value-type="string" office:string-value="MELANOMABASECASE" calcext:value-type="string">
            <text:p>MELANOMABASECASE</text:p>
          </table:table-cell>
          <table:table-cell table:formula="of:=COM.MICROSOFT.CONCAT([.E45];[.C45])" office:value-type="string" office:string-value="MELANOMABASECASE3" calcext:value-type="string">
            <text:p>MELANOMABASECAS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COM.MICROSOFT.CONCAT([.A46];[.B46])" office:value-type="string" office:string-value="MELANOMABASECASE" calcext:value-type="string">
            <text:p>MELANOMABASECASE</text:p>
          </table:table-cell>
          <table:table-cell table:formula="of:=COM.MICROSOFT.CONCAT([.E46];[.C46])" office:value-type="string" office:string-value="MELANOMABASECASE4" calcext:value-type="string">
            <text:p>MELANOMABASECAS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COM.MICROSOFT.CONCAT([.A47];[.B47])" office:value-type="string" office:string-value="MELANOMABASECASE" calcext:value-type="string">
            <text:p>MELANOMABASECASE</text:p>
          </table:table-cell>
          <table:table-cell table:formula="of:=COM.MICROSOFT.CONCAT([.E47];[.C47])" office:value-type="string" office:string-value="MELANOMABASECASE5" calcext:value-type="string">
            <text:p>MELANOMABASECAS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COM.MICROSOFT.CONCAT([.A48];[.B48])" office:value-type="string" office:string-value="MELANOMABASECASE" calcext:value-type="string">
            <text:p>MELANOMABASECASE</text:p>
          </table:table-cell>
          <table:table-cell table:formula="of:=COM.MICROSOFT.CONCAT([.E48];[.C48])" office:value-type="string" office:string-value="MELANOMABASECASE6" calcext:value-type="string">
            <text:p>MELANOMABASECASE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COM.MICROSOFT.CONCAT([.A49];[.B49])" office:value-type="string" office:string-value="MELANOMABASECASE" calcext:value-type="string">
            <text:p>MELANOMABASECASE</text:p>
          </table:table-cell>
          <table:table-cell table:formula="of:=COM.MICROSOFT.CONCAT([.E49];[.C49])" office:value-type="string" office:string-value="MELANOMABASECASE7" calcext:value-type="string">
            <text:p>MELANOMABASECAS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COM.MICROSOFT.CONCAT([.A50];[.B50])" office:value-type="string" office:string-value="MELANOMABASECASE" calcext:value-type="string">
            <text:p>MELANOMABASECASE</text:p>
          </table:table-cell>
          <table:table-cell table:formula="of:=COM.MICROSOFT.CONCAT([.E50];[.C50])" office:value-type="string" office:string-value="MELANOMABASECASE8" calcext:value-type="string">
            <text:p>MELANOMABASECAS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BASECASE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COM.MICROSOFT.CONCAT([.A51];[.B51])" office:value-type="string" office:string-value="MELANOMABASECASE" calcext:value-type="string">
            <text:p>MELANOMABASECASE</text:p>
          </table:table-cell>
          <table:table-cell table:formula="of:=COM.MICROSOFT.CONCAT([.E51];[.C51])" office:value-type="string" office:string-value="MELANOMABASECASE9" calcext:value-type="string">
            <text:p>MELANOMABASECASE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COM.MICROSOFT.CONCAT([.A52];[.B52])" office:value-type="string" office:string-value="MELANOMAPATCH" calcext:value-type="string">
            <text:p>MELANOMAPATCH</text:p>
          </table:table-cell>
          <table:table-cell table:formula="of:=COM.MICROSOFT.CONCAT([.E52];[.C52])" office:value-type="string" office:string-value="MELANOMAPATCH1" calcext:value-type="string">
            <text:p>MELANOMAPATC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COM.MICROSOFT.CONCAT([.A53];[.B53])" office:value-type="string" office:string-value="MELANOMAPATCH" calcext:value-type="string">
            <text:p>MELANOMAPATCH</text:p>
          </table:table-cell>
          <table:table-cell table:formula="of:=COM.MICROSOFT.CONCAT([.E53];[.C53])" office:value-type="string" office:string-value="MELANOMAPATCH10" calcext:value-type="string">
            <text:p>MELANOMAPATCH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COM.MICROSOFT.CONCAT([.A54];[.B54])" office:value-type="string" office:string-value="MELANOMAPATCH" calcext:value-type="string">
            <text:p>MELANOMAPATCH</text:p>
          </table:table-cell>
          <table:table-cell table:formula="of:=COM.MICROSOFT.CONCAT([.E54];[.C54])" office:value-type="string" office:string-value="MELANOMAPATCH2" calcext:value-type="string">
            <text:p>MELANOMAPATC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M.MICROSOFT.CONCAT([.A55];[.B55])" office:value-type="string" office:string-value="MELANOMAPATCH" calcext:value-type="string">
            <text:p>MELANOMAPATCH</text:p>
          </table:table-cell>
          <table:table-cell table:formula="of:=COM.MICROSOFT.CONCAT([.E55];[.C55])" office:value-type="string" office:string-value="MELANOMAPATCH3" calcext:value-type="string">
            <text:p>MELANOMAPATC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COM.MICROSOFT.CONCAT([.A56];[.B56])" office:value-type="string" office:string-value="MELANOMAPATCH" calcext:value-type="string">
            <text:p>MELANOMAPATCH</text:p>
          </table:table-cell>
          <table:table-cell table:formula="of:=COM.MICROSOFT.CONCAT([.E56];[.C56])" office:value-type="string" office:string-value="MELANOMAPATCH4" calcext:value-type="string">
            <text:p>MELANOMAPATCH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COM.MICROSOFT.CONCAT([.A57];[.B57])" office:value-type="string" office:string-value="MELANOMAPATCH" calcext:value-type="string">
            <text:p>MELANOMAPATCH</text:p>
          </table:table-cell>
          <table:table-cell table:formula="of:=COM.MICROSOFT.CONCAT([.E57];[.C57])" office:value-type="string" office:string-value="MELANOMAPATCH5" calcext:value-type="string">
            <text:p>MELANOMAPATCH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COM.MICROSOFT.CONCAT([.A58];[.B58])" office:value-type="string" office:string-value="MELANOMAPATCH" calcext:value-type="string">
            <text:p>MELANOMAPATCH</text:p>
          </table:table-cell>
          <table:table-cell table:formula="of:=COM.MICROSOFT.CONCAT([.E58];[.C58])" office:value-type="string" office:string-value="MELANOMAPATCH6" calcext:value-type="string">
            <text:p>MELANOMAPATCH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COM.MICROSOFT.CONCAT([.A59];[.B59])" office:value-type="string" office:string-value="MELANOMAPATCH" calcext:value-type="string">
            <text:p>MELANOMAPATCH</text:p>
          </table:table-cell>
          <table:table-cell table:formula="of:=COM.MICROSOFT.CONCAT([.E59];[.C59])" office:value-type="string" office:string-value="MELANOMAPATCH7" calcext:value-type="string">
            <text:p>MELANOMAPATCH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COM.MICROSOFT.CONCAT([.A60];[.B60])" office:value-type="string" office:string-value="MELANOMAPATCH" calcext:value-type="string">
            <text:p>MELANOMAPATCH</text:p>
          </table:table-cell>
          <table:table-cell table:formula="of:=COM.MICROSOFT.CONCAT([.E60];[.C60])" office:value-type="string" office:string-value="MELANOMAPATCH8" calcext:value-type="string">
            <text:p>MELANOMAPATCH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PATCH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M.MICROSOFT.CONCAT([.A61];[.B61])" office:value-type="string" office:string-value="MELANOMAPATCH" calcext:value-type="string">
            <text:p>MELANOMAPATCH</text:p>
          </table:table-cell>
          <table:table-cell table:formula="of:=COM.MICROSOFT.CONCAT([.E61];[.C61])" office:value-type="string" office:string-value="MELANOMAPATCH9" calcext:value-type="string">
            <text:p>MELANOMAPATCH9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2:50:04.748844517</meta:creation-date>
    <dc:date>2022-10-27T14:36:22.784420293</dc:date>
    <meta:editing-duration>P1DT2H20M19S</meta:editing-duration>
    <meta:editing-cycles>11</meta:editing-cycles>
    <meta:generator>LibreOffice/7.3.6.2$Linux_X86_64 LibreOffice_project/30$Build-2</meta:generator>
    <meta:document-statistic meta:table-count="3" meta:cell-count="1432" meta:object-count="0"/>
  </office:meta>
</office:document-meta>
</file>